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900000067BF0CB6535D380EFC.png" manifest:media-type="image/png"/>
  <manifest:file-entry manifest:full-path="Pictures/100000000000006000000016A9945DFD96497022.png" manifest:media-type="image/png"/>
  <manifest:file-entry manifest:full-path="Pictures/10000000000000600000001493740477EF7135D4.png" manifest:media-type="image/png"/>
  <manifest:file-entry manifest:full-path="Pictures/100000000000005800000017838BE76BD94542E3.png" manifest:media-type="image/png"/>
  <manifest:file-entry manifest:full-path="Pictures/100000000000005B0000001701C22C7E29A2A44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Roboto" svg:font-family="Roboto" style:font-family-generic="roman" style:font-pitch="variable"/>
    <style:font-face style:name="Roboto Serif" svg:font-family="'Roboto Serif', serif" style:font-family-generic="roman" style:font-pitch="variable"/>
    <style:font-face style:name="Roboto1" svg:font-family="Roboto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Symbol2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" svg:font-family="Tim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Tabla1" style:family="table">
      <style:table-properties style:width="16.986cm" fo:margin-left="-0.191cm" fo:margin-top="0cm" fo:margin-bottom="0cm" table:align="left" style:writing-mode="lr-tb"/>
    </style:style>
    <style:style style:name="Tabla1.A" style:family="table-column">
      <style:table-column-properties style:column-width="3.016cm"/>
    </style:style>
    <style:style style:name="Tabla1.B" style:family="table-column">
      <style:table-column-properties style:column-width="3.595cm"/>
    </style:style>
    <style:style style:name="Tabla1.C" style:family="table-column">
      <style:table-column-properties style:column-width="5.509cm"/>
    </style:style>
    <style:style style:name="Tabla1.D" style:family="table-column">
      <style:table-column-properties style:column-width="4.865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176cm" fo:border="1pt solid #000000">
        <style:background-image/>
      </style:table-cell-properties>
    </style:style>
    <style:style style:name="Tabla2" style:family="table">
      <style:table-properties style:width="17.013cm" fo:margin-left="-0.191cm" fo:margin-top="0cm" fo:margin-bottom="0cm" table:align="left" style:writing-mode="lr-tb"/>
    </style:style>
    <style:style style:name="Tabla2.A" style:family="table-column">
      <style:table-column-properties style:column-width="2.348cm"/>
    </style:style>
    <style:style style:name="Tabla2.B" style:family="table-column">
      <style:table-column-properties style:column-width="2.799cm"/>
    </style:style>
    <style:style style:name="Tabla2.C" style:family="table-column">
      <style:table-column-properties style:column-width="4.288cm"/>
    </style:style>
    <style:style style:name="Tabla2.D" style:family="table-column">
      <style:table-column-properties style:column-width="3.789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transparent" fo:padding="0.176cm" fo:border="1pt solid #000000">
        <style:background-image/>
      </style:table-cell-properties>
    </style:style>
    <style:style style:name="Tabla3" style:family="table">
      <style:table-properties style:width="18.254cm" fo:margin-left="-0.612cm" fo:margin-top="0cm" fo:margin-bottom="0cm" table:align="left" style:writing-mode="lr-tb"/>
    </style:style>
    <style:style style:name="Tabla3.A" style:family="table-column">
      <style:table-column-properties style:column-width="3.75cm"/>
    </style:style>
    <style:style style:name="Tabla3.B" style:family="table-column">
      <style:table-column-properties style:column-width="2.501cm"/>
    </style:style>
    <style:style style:name="Tabla3.C" style:family="table-column">
      <style:table-column-properties style:column-width="2.752cm"/>
    </style:style>
    <style:style style:name="Tabla3.D" style:family="table-column">
      <style:table-column-properties style:column-width="3.524cm"/>
    </style:style>
    <style:style style:name="Tabla3.E" style:family="table-column">
      <style:table-column-properties style:column-width="3.228cm"/>
    </style:style>
    <style:style style:name="Tabla3.F" style:family="table-column">
      <style:table-column-properties style:column-width="1.251cm"/>
    </style:style>
    <style:style style:name="Tabla3.G" style:family="table-column">
      <style:table-column-properties style:column-width="1.247cm"/>
    </style:style>
    <style:style style:name="Tabla3.1" style:family="table-row">
      <style:table-row-properties style:min-row-height="0.563cm" fo:keep-together="auto"/>
    </style:style>
    <style:style style:name="Tabla3.A1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0.75pt solid #cccccc" fo:border-bottom="1.5pt solid #000000"/>
    </style:style>
    <style:style style:name="Tabla3.B1" style:family="table-cell">
      <style:table-cell-properties style:vertical-align="bottom" fo:padding-left="0.079cm" fo:padding-right="0.079cm" fo:padding-top="0.053cm" fo:padding-bottom="0.053cm" fo:border-left="0.75pt solid #cccccc" fo:border-right="0.75pt solid #cccccc" fo:border-top="0.75pt solid #cccccc" fo:border-bottom="1.5pt solid #000000"/>
    </style:style>
    <style:style style:name="Tabla3.G1" style:family="table-cell">
      <style:table-cell-properties style:vertical-align="middle" fo:padding-left="0.191cm" fo:padding-right="0.191cm" fo:padding-top="0cm" fo:padding-bottom="0cm" fo:border-left="0.75pt solid #cccccc" fo:border-right="0.75pt solid #cccccc" fo:border-top="0.75pt solid #cccccc" fo:border-bottom="1.5pt solid #000000"/>
    </style:style>
    <style:style style:name="Tabla3.A2" style:family="table-cell">
      <style:table-cell-properties style:vertical-align="bottom" fo:padding-left="0.079cm" fo:padding-right="0.079cm" fo:padding-top="0.053cm" fo:padding-bottom="0.053cm" fo:border-left="0.75pt solid #cccccc" fo:border-right="1.5pt solid #000000" fo:border-top="none" fo:border-bottom="1.5pt solid #000000"/>
    </style:style>
    <style:style style:name="Tabla3.B2" style:family="table-cell">
      <style:table-cell-properties style:vertical-align="middle" fo:padding-left="0.191cm" fo:padding-right="0.191cm" fo:padding-top="0cm" fo:padding-bottom="0cm" fo:border-left="1.5pt solid #000000" fo:border-right="1.5pt solid #000000" fo:border-top="0.75pt solid #cccccc" fo:border-bottom="1.5pt solid #000000"/>
    </style:style>
    <style:style style:name="Tabla3.C2" style:family="table-cell">
      <style:table-cell-properties style:vertical-align="middle" fo:padding-left="0.191cm" fo:padding-right="0.191cm" fo:padding-top="0cm" fo:padding-bottom="0cm" fo:border-left="0.75pt solid #cccccc" fo:border-right="1.5pt solid #000000" fo:border-top="0.75pt solid #cccccc" fo:border-bottom="1.5pt solid #000000"/>
    </style:style>
    <style:style style:name="Tabla3.F2" style:family="table-cell">
      <style:table-cell-properties style:vertical-align="middle" fo:background-color="#ffffff" fo:padding-left="0.079cm" fo:padding-right="0.079cm" fo:padding-top="0.053cm" fo:padding-bottom="0.053cm" fo:border-left="0.75pt solid #cccccc" fo:border-right="0.75pt solid #cccccc" fo:border-top="none" fo:border-bottom="1.5pt solid #000000">
        <style:background-image/>
      </style:table-cell-properties>
    </style:style>
    <style:style style:name="Tabla3.G2" style:family="table-cell">
      <style:table-cell-properties fo:background-color="#ffffff" fo:padding-left="0.191cm" fo:padding-right="0.191cm" fo:padding-top="0cm" fo:padding-bottom="0cm" fo:border-left="0.75pt solid #cccccc" fo:border-right="0.75pt solid #cccccc" fo:border-top="none" fo:border-bottom="1.5pt solid #000000">
        <style:background-image/>
      </style:table-cell-properties>
    </style:style>
    <style:style style:name="Tabla3.F3" style:family="table-cell">
      <style:table-cell-properties style:vertical-align="middle" fo:background-color="#ffffff" fo:padding-left="0.079cm" fo:padding-right="0.079cm" fo:padding-top="0.053cm" fo:padding-bottom="0.053cm" fo:border-left="0.75pt solid #cccccc" fo:border-right="0.75pt solid #cccccc" fo:border-top="0.75pt solid #cccccc" fo:border-bottom="1.5pt solid #000000">
        <style:background-image/>
      </style:table-cell-properties>
    </style:style>
    <style:style style:name="Tabla3.G3" style:family="table-cell">
      <style:table-cell-properties style:vertical-align="middle" fo:background-color="#ffffff" fo:padding-left="0.191cm" fo:padding-right="0.191cm" fo:padding-top="0cm" fo:padding-bottom="0cm" fo:border-left="0.75pt solid #cccccc" fo:border-right="0.75pt solid #cccccc" fo:border-top="0.75pt solid #cccccc" fo:border-bottom="1.5pt solid #000000">
        <style:background-image/>
      </style:table-cell-properties>
    </style:style>
    <style:style style:name="Tabla3.A9" style:family="table-cell">
      <style:table-cell-properties style:vertical-align="middle" fo:background-color="#ffffff" fo:padding-left="0.079cm" fo:padding-right="0.079cm" fo:padding-top="0.053cm" fo:padding-bottom="0.053cm" fo:border-left="none" fo:border-right="0.5pt solid #000000" fo:border-top="1.5pt solid #000000" fo:border-bottom="1.5pt solid #000000">
        <style:background-image/>
      </style:table-cell-properties>
    </style:style>
    <style:style style:name="Tabla3.B9" style:family="table-cell">
      <style:table-cell-properties style:vertical-align="middle" fo:background-color="#ffffff" fo:padding-left="0.079cm" fo:padding-right="0.079cm" fo:padding-top="0.053cm" fo:padding-bottom="0.053cm" fo:border-left="0.75pt solid #cccccc" fo:border-right="0.75pt solid #cccccc" fo:border-top="0.75pt solid #cccccc" fo:border-bottom="0.75pt solid #000000">
        <style:background-image/>
      </style:table-cell-properties>
    </style:style>
    <style:style style:name="Tabla3.G9" style:family="table-cell">
      <style:table-cell-properties style:vertical-align="middle" fo:background-color="#ffffff" fo:padding-left="0.191cm" fo:padding-right="0.191cm" fo:padding-top="0cm" fo:padding-bottom="0cm" fo:border-left="0.75pt solid #cccccc" fo:border-right="0.75pt solid #cccccc" fo:border-top="0.75pt solid #cccccc" fo:border-bottom="0.75pt solid #000000">
        <style:background-image/>
      </style:table-cell-properties>
    </style:style>
    <style:style style:name="Tabla3.A14" style:family="table-cell">
      <style:table-cell-properties style:vertical-align="middle" fo:padding-left="0.079cm" fo:padding-right="0.079cm" fo:padding-top="0.053cm" fo:padding-bottom="0.053cm" fo:border="0.75pt solid #cccccc"/>
    </style:style>
    <style:style style:name="Tabla3.B14" style:family="table-cell">
      <style:table-cell-properties style:vertical-align="middle" fo:background-color="#ffffff" fo:padding-left="0.079cm" fo:padding-right="0.079cm" fo:padding-top="0.053cm" fo:padding-bottom="0.053cm" fo:border="0.75pt solid #cccccc">
        <style:background-image/>
      </style:table-cell-properties>
    </style:style>
    <style:style style:name="Tabla3.G14" style:family="table-cell">
      <style:table-cell-properties style:vertical-align="middle" fo:background-color="#ffffff" fo:padding-left="0.191cm" fo:padding-right="0.191cm" fo:padding-top="0cm" fo:padding-bottom="0cm" fo:border="0.75pt solid #cccccc">
        <style:background-image/>
      </style:table-cell-properties>
    </style:style>
    <style:style style:name="Tabla3.A16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B16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C16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D16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E16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F16" style:family="table-cell">
      <style:table-cell-properties style:vertical-align="middle" fo:background-color="#ffffff" fo:padding-left="0.079cm" fo:padding-right="0.079cm" fo:padding-top="0.053cm" fo:padding-bottom="0.053cm" fo:border-left="0.75pt solid #cccccc" fo:border-right="0.75pt solid #cccccc" fo:border-top="1.5pt solid #000000" fo:border-bottom="1.5pt solid #000000">
        <style:background-image/>
      </style:table-cell-properties>
    </style:style>
    <style:style style:name="Tabla3.G16" style:family="table-cell">
      <style:table-cell-properties style:vertical-align="middle" fo:background-color="#ffffff" fo:padding-left="0.191cm" fo:padding-right="0.191cm" fo:padding-top="0cm" fo:padding-bottom="0cm" fo:border-left="0.75pt solid #cccccc" fo:border-right="0.75pt solid #cccccc" fo:border-top="1.5pt solid #000000" fo:border-bottom="1.5pt solid #000000">
        <style:background-image/>
      </style:table-cell-properties>
    </style:style>
    <style:style style:name="Tabla3.A17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B17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C17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D17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E17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A18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B18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C18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D18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E18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A19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B19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C19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D19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E19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A20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B20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C20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D20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E20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A21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B21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C21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D21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E21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A22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B22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C22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D22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E22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A23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B23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C23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D23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E23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A24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B24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C24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D24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E24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A25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B25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C25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D25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E25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4" style:family="table">
      <style:table-properties style:width="17cm" style:rel-width="100%" fo:margin-left="-0.436cm" fo:margin-top="0cm" fo:margin-bottom="0cm" table:align="left" style:writing-mode="lr-tb"/>
    </style:style>
    <style:style style:name="Tabla4.A" style:family="table-column">
      <style:table-column-properties style:column-width="3.445cm" style:rel-column-width="13277*"/>
    </style:style>
    <style:style style:name="Tabla4.B" style:family="table-column">
      <style:table-column-properties style:column-width="2.357cm" style:rel-column-width="9083*"/>
    </style:style>
    <style:style style:name="Tabla4.C" style:family="table-column">
      <style:table-column-properties style:column-width="2.54cm" style:rel-column-width="9791*"/>
    </style:style>
    <style:style style:name="Tabla4.D" style:family="table-column">
      <style:table-column-properties style:column-width="3.311cm" style:rel-column-width="12766*"/>
    </style:style>
    <style:style style:name="Tabla4.E" style:family="table-column">
      <style:table-column-properties style:column-width="3.029cm" style:rel-column-width="11672*"/>
    </style:style>
    <style:style style:name="Tabla4.F" style:family="table-column">
      <style:table-column-properties style:column-width="1.159cm" style:rel-column-width="4469*"/>
    </style:style>
    <style:style style:name="Tabla4.G" style:family="table-column">
      <style:table-column-properties style:column-width="1.161cm" style:rel-column-width="4476*"/>
    </style:style>
    <style:style style:name="Tabla4.1" style:family="table-row">
      <style:table-row-properties style:min-row-height="0.556cm" fo:keep-together="auto"/>
    </style:style>
    <style:style style:name="Tabla4.A1" style:family="table-cell">
      <style:table-cell-properties style:vertical-align="bottom" fo:padding-left="0.079cm" fo:padding-right="0.079cm" fo:padding-top="0.053cm" fo:padding-bottom="0.053cm" fo:border-left="0.75pt solid #cccccc" fo:border-right="0.75pt solid #cccccc" fo:border-top="0.75pt solid #cccccc" fo:border-bottom="1.5pt solid #000000"/>
    </style:style>
    <style:style style:name="Tabla4.F1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0.75pt solid #cccccc" fo:border-bottom="1.5pt solid #000000"/>
    </style:style>
    <style:style style:name="Tabla4.G1" style:family="table-cell">
      <style:table-cell-properties style:vertical-align="middle" fo:padding-left="0.012cm" fo:padding-right="0.012cm" fo:padding-top="0cm" fo:padding-bottom="0cm" fo:border-left="0.75pt solid #cccccc" fo:border-right="0.75pt solid #cccccc" fo:border-top="0.75pt solid #cccccc" fo:border-bottom="1.5pt solid #000000"/>
    </style:style>
    <style:style style:name="Tabla4.A2" style:family="table-cell">
      <style:table-cell-properties style:vertical-align="bottom" fo:padding-left="0.079cm" fo:padding-right="0.079cm" fo:padding-top="0.053cm" fo:padding-bottom="0.053cm" fo:border-left="0.75pt solid #cccccc" fo:border-right="0.75pt solid #cccccc" fo:border-top="none" fo:border-bottom="1.5pt solid #000000"/>
    </style:style>
    <style:style style:name="Tabla4.B2" style:family="table-cell">
      <style:table-cell-properties style:vertical-align="middle" fo:padding-left="0.012cm" fo:padding-right="0.012cm" fo:padding-top="0cm" fo:padding-bottom="0cm" fo:border-left="0.75pt solid #cccccc" fo:border-right="1.5pt solid #000000" fo:border-top="0.75pt solid #cccccc" fo:border-bottom="1.5pt solid #000000"/>
    </style:style>
    <style:style style:name="Tabla4.G2" style:family="table-cell">
      <style:table-cell-properties fo:padding-left="0.012cm" fo:padding-right="0.012cm" fo:padding-top="0cm" fo:padding-bottom="0cm" fo:border-left="0.75pt solid #cccccc" fo:border-right="0.75pt solid #cccccc" fo:border-top="none" fo:border-bottom="1.5pt solid #000000"/>
    </style:style>
    <style:style style:name="Tabla4.A3" style:family="table-cell">
      <style:table-cell-properties style:vertical-align="middle" fo:background-color="transparent" fo:padding-left="0.079cm" fo:padding-right="0.079cm" fo:padding-top="0.053cm" fo:padding-bottom="0.053cm" fo:border-left="none" fo:border-right="none" fo:border-top="1.5pt solid #000000" fo:border-bottom="1.5pt solid #000000">
        <style:background-image/>
      </style:table-cell-properties>
    </style:style>
    <style:style style:name="Tabla4.G3" style:family="table-cell">
      <style:table-cell-properties style:vertical-align="middle" fo:background-color="transparent" fo:padding-left="0.012cm" fo:padding-right="0.012cm" fo:padding-top="0cm" fo:padding-bottom="0cm" fo:border-left="none" fo:border-right="0.75pt solid #cccccc" fo:border-top="1.5pt solid #000000" fo:border-bottom="1.5pt solid #000000">
        <style:background-image/>
      </style:table-cell-properties>
    </style:style>
    <style:style style:name="Tabla4.A8" style:family="table-cell">
      <style:table-cell-properties style:vertical-align="middle" fo:background-color="transparent" fo:padding-left="0.012cm" fo:padding-right="0.012cm" fo:padding-top="0cm" fo:padding-bottom="0cm" fo:border-left="none" fo:border-right="none" fo:border-top="1.5pt solid #000000" fo:border-bottom="1.5pt solid #000000">
        <style:background-image/>
      </style:table-cell-properties>
    </style:style>
    <style:style style:name="Tabla5" style:family="table">
      <style:table-properties style:width="11.943cm" fo:margin-top="0cm" fo:margin-bottom="0cm" table:align="center" style:writing-mode="lr-tb"/>
    </style:style>
    <style:style style:name="Tabla5.A" style:family="table-column">
      <style:table-column-properties style:column-width="8.643cm"/>
    </style:style>
    <style:style style:name="Tabla5.B" style:family="table-column">
      <style:table-column-properties style:column-width="3.298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Contents_20_1">
      <style:paragraph-properties>
        <style:tab-stops>
          <style:tab-stop style:position="0.706cm"/>
          <style:tab-stop style:position="15.572cm" style:type="right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0.706cm"/>
          <style:tab-stop style:position="15.572cm" style:type="right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.498cm"/>
          <style:tab-stop style:position="15.572cm" style:type="right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.997cm"/>
          <style:tab-stop style:position="15.572cm" style:type="right"/>
        </style:tab-stops>
      </style:paragraph-properties>
    </style:style>
    <style:style style:name="P5" style:family="paragraph" style:parent-style-name="Footer">
      <style:paragraph-properties fo:margin-top="0.101cm" fo:margin-bottom="0.101cm" style:contextual-spacing="false"/>
    </style:style>
    <style:style style:name="P6" style:family="paragraph" style:parent-style-name="Header">
      <style:paragraph-properties fo:margin-top="0.101cm" fo:margin-bottom="0.101cm" style:contextual-spacing="false"/>
    </style:style>
    <style:style style:name="P7" style:family="paragraph" style:parent-style-name="Heading_20_1" style:list-style-name="WWNum3"/>
    <style:style style:name="P8" style:family="paragraph" style:parent-style-name="Heading_20_1" style:list-style-name="WWNum3">
      <style:paragraph-properties fo:break-before="page"/>
    </style:style>
    <style:style style:name="P9" style:family="paragraph" style:parent-style-name="Heading_20_2" style:list-style-name="WWNum3"/>
    <style:style style:name="P10" style:family="paragraph" style:parent-style-name="Heading_20_2" style:list-style-name="WWNum3">
      <style:paragraph-properties fo:margin-left="1.501cm" fo:margin-right="0cm" fo:text-indent="-1.501cm" style:auto-text-indent="false"/>
    </style:style>
    <style:style style:name="P11" style:family="paragraph" style:parent-style-name="Standard" style:master-page-name="Standard">
      <style:paragraph-properties fo:margin-top="0.101cm" fo:margin-bottom="0.101cm" style:contextual-spacing="false" style:page-number="1"/>
      <style:text-properties fo:color="#000000" loext:opacity="100%" style:font-name="Courier New" style:font-name-asian="Courier New1" style:font-name-complex="Courier New1"/>
    </style:style>
    <style:style style:name="P12" style:family="paragraph" style:parent-style-name="Standard">
      <style:text-properties fo:color="#000000" loext:opacity="100%" style:font-name="Courier New" style:font-name-asian="Courier New1" style:font-name-complex="Courier New1"/>
    </style:style>
    <style:style style:name="P13" style:family="paragraph" style:parent-style-name="Standard">
      <style:text-properties fo:color="#000000" loext:opacity="100%" style:font-name="Time" fo:font-size="40pt" style:font-name-asian="Courier New1" style:font-size-asian="40pt" style:font-name-complex="Courier New1" style:font-size-complex="40pt"/>
    </style:style>
    <style:style style:name="P14" style:family="paragraph" style:parent-style-name="Standard">
      <style:paragraph-properties fo:margin-top="0.353cm" fo:margin-bottom="0.141cm" style:contextual-spacing="false">
        <style:tab-stops>
          <style:tab-stop style:position="17.013cm" style:type="right"/>
        </style:tab-stops>
      </style:paragraph-properties>
      <style:text-properties fo:color="#000000" loext:opacity="100%" style:font-name="Calibri" style:font-name-asian="Calibri1" style:font-name-complex="Calibri1"/>
    </style:style>
    <style:style style:name="P15" style:family="paragraph" style:parent-style-name="Standard">
      <style:text-properties fo:color="#000000" loext:opacity="100%" style:font-name="Calibri" style:font-name-asian="Calibri1" style:font-name-complex="Calibri1"/>
    </style:style>
    <style:style style:name="P16" style:family="paragraph" style:parent-style-name="Standard">
      <style:paragraph-properties fo:margin-top="0.101cm" fo:margin-bottom="0.101cm" style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 style:list-style-name="WWNum6">
      <style:paragraph-properties fo:text-align="justify" style:justify-single-word="false"/>
    </style:style>
    <style:style style:name="P19" style:family="paragraph" style:parent-style-name="Standard" style:list-style-name="WWNum1">
      <style:paragraph-properties fo:text-align="justify" style:justify-single-word="false"/>
    </style:style>
    <style:style style:name="P20" style:family="paragraph" style:parent-style-name="Standard">
      <style:paragraph-properties fo:margin-top="0.101cm" fo:margin-bottom="0.101cm" style:contextual-spacing="false" fo:text-align="justify" style:justify-single-word="false" fo:orphans="2" fo:widows="2" style:writing-mode="lr-tb"/>
    </style:style>
    <style:style style:name="P21" style:family="paragraph" style:parent-style-name="Standard">
      <style:paragraph-properties fo:margin-left="0.751cm" fo:margin-right="0cm" fo:margin-top="0.847cm" fo:margin-bottom="0cm" style:contextual-spacing="false" fo:line-height="115%" fo:text-align="center" style:justify-single-word="false" fo:keep-together="always" fo:text-indent="-0.751cm" style:auto-text-indent="false" fo:keep-with-next="always"/>
    </style:style>
    <style:style style:name="P22" style:family="paragraph" style:parent-style-name="Standard">
      <style:paragraph-properties fo:line-height="115%"/>
    </style:style>
    <style:style style:name="P23" style:family="paragraph" style:parent-style-name="Standard" style:list-style-name="WWNum5"/>
    <style:style style:name="P24" style:family="paragraph" style:parent-style-name="Standard">
      <style:paragraph-properties fo:margin-top="0.101cm" fo:margin-bottom="0.101cm" style:contextual-spacing="false" fo:orphans="0" fo:widows="0"/>
    </style:style>
    <style:style style:name="P25" style:family="paragraph" style:parent-style-name="Standard">
      <style:paragraph-properties fo:orphans="0" fo:widows="0"/>
    </style:style>
    <style:style style:name="P26" style:family="paragraph" style:parent-style-name="Standard">
      <style:paragraph-properties fo:margin-top="0.101cm" fo:margin-bottom="0.101cm" style:contextual-spacing="false" fo:text-align="center" style:justify-single-word="false" fo:orphans="0" fo:widows="0"/>
    </style:style>
    <style:style style:name="P27" style:family="paragraph" style:parent-style-name="Standard">
      <style:paragraph-properties fo:margin-top="0.101cm" fo:margin-bottom="0.101cm" style:contextual-spacing="false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8" style:family="paragraph" style:parent-style-name="Standard">
      <style:text-properties fo:font-weight="bold" style:font-weight-asian="bold"/>
    </style:style>
    <style:style style:name="P29" style:family="paragraph" style:parent-style-name="Standard" style:list-style-name="WWNum2"/>
    <style:style style:name="P30" style:family="paragraph" style:parent-style-name="Standard">
      <style:paragraph-properties fo:margin-top="0.101cm" fo:margin-bottom="0.101cm" style:contextual-spacing="false" fo:orphans="0" fo:widows="0"/>
      <style:text-properties style:font-name="Roboto" fo:font-size="10pt" style:font-name-asian="Roboto1" style:font-size-asian="10pt" style:font-name-complex="Roboto1" style:font-size-complex="10pt"/>
    </style:style>
    <style:style style:name="P31" style:family="paragraph" style:parent-style-name="Standard">
      <style:paragraph-properties fo:margin-top="0.101cm" fo:margin-bottom="0.101cm" style:contextual-spacing="false" fo:line-height="115%" fo:orphans="0" fo:widows="0"/>
      <style:text-properties style:font-name="Roboto" fo:font-size="10pt" style:font-name-asian="Roboto1" style:font-size-asian="10pt" style:font-name-complex="Roboto1" style:font-size-complex="10pt"/>
    </style:style>
    <style:style style:name="P32" style:family="paragraph" style:parent-style-name="Standard">
      <style:paragraph-properties fo:margin-top="0.101cm" fo:margin-bottom="0.101cm" style:contextual-spacing="false" fo:orphans="0" fo:widows="0"/>
      <style:text-properties style:font-name="Roboto" fo:font-size="10pt" style:font-size-asian="10pt" style:font-name-complex="Times New Roman1" style:font-size-complex="10pt"/>
    </style:style>
    <style:style style:name="P33" style:family="paragraph" style:parent-style-name="Standard">
      <style:paragraph-properties fo:margin-top="0.101cm" fo:margin-bottom="0.101cm" style:contextual-spacing="false" fo:orphans="0" fo:widows="0"/>
      <style:text-properties style:font-name="Roboto" fo:font-size="8pt" style:font-name-asian="Roboto1" style:font-size-asian="8pt" style:font-name-complex="Roboto1" style:font-size-complex="8pt"/>
    </style:style>
    <style:style style:name="P34" style:family="paragraph" style:parent-style-name="Standard">
      <style:text-properties fo:language="gl" fo:country="ES"/>
    </style:style>
    <style:style style:name="P35" style:family="paragraph" style:parent-style-name="Standard">
      <style:text-properties fo:color="#ff0000" loext:opacity="100%"/>
    </style:style>
    <style:style style:name="P36" style:family="paragraph" style:parent-style-name="Standard" style:list-style-name="WWNum4"/>
    <style:style style:name="P37" style:family="paragraph" style:parent-style-name="Text_20_body">
      <style:text-properties style:font-name="Time" fo:font-size="26pt" style:font-size-asian="26pt" style:font-size-complex="26pt"/>
    </style:style>
    <style:style style:name="P38" style:family="paragraph" style:parent-style-name="Text_20_body">
      <style:paragraph-properties fo:text-align="center" style:justify-single-word="false"/>
    </style:style>
    <style:style style:name="P39" style:family="paragraph" style:parent-style-name="Text_20_body">
      <style:paragraph-properties fo:margin-top="0cm" fo:margin-bottom="0.046cm" style:contextual-spacing="false" fo:text-align="start" style:justify-single-word="false">
        <style:tab-stops>
          <style:tab-stop style:position="7.004cm"/>
          <style:tab-stop style:position="15cm" style:type="right"/>
        </style:tab-stops>
      </style:paragraph-properties>
    </style:style>
    <style:style style:name="P40" style:family="paragraph" style:parent-style-name="Text_20_body">
      <style:paragraph-properties fo:margin-top="0cm" fo:margin-bottom="0.046cm" style:contextual-spacing="false" fo:text-align="start" style:justify-single-word="false">
        <style:tab-stops>
          <style:tab-stop style:position="7.994cm"/>
          <style:tab-stop style:position="15cm" style:type="right"/>
        </style:tab-stops>
      </style:paragraph-properties>
      <style:text-properties officeooo:paragraph-rsid="0014aa0d"/>
    </style:style>
    <style:style style:name="P41" style:family="paragraph" style:parent-style-name="Title">
      <style:text-properties style:font-name="Liberation Serif"/>
    </style:style>
    <style:style style:name="T1" style:family="text">
      <style:text-properties style:font-name="Time" fo:font-size="26pt" style:font-size-asian="26pt" style:font-size-complex="26pt"/>
    </style:style>
    <style:style style:name="T2" style:family="text">
      <style:text-properties style:font-name="Calibri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000000" loext:opacity="100%" style:font-name="Courier New" style:font-name-asian="Courier New1" style:font-name-complex="Courier New1"/>
    </style:style>
    <style:style style:name="T4" style:family="text">
      <style:text-properties fo:color="#000000" loext:opacity="100%" style:font-name="Calibri" style:font-name-asian="Calibri1" style:font-name-complex="Calibri1"/>
    </style:style>
    <style:style style:name="T5" style:family="text">
      <style:text-properties fo:color="#000000" loext:opacity="100%" style:font-name-asian="Calibri1" style:font-name-complex="Calibri1"/>
    </style:style>
    <style:style style:name="T6" style:family="text">
      <style:text-properties fo:color="#000000" loext:opacity="100%" style:font-name="Roboto" fo:font-size="8pt" style:font-name-asian="Roboto1" style:font-size-asian="8pt" style:font-name-complex="Roboto1" style:font-size-complex="8pt"/>
    </style:style>
    <style:style style:name="T7" style:family="text">
      <style:text-properties fo:color="#000000" loext:opacity="100%" style:font-name="Roboto" fo:font-size="8pt" fo:font-weight="bold" style:font-name-asian="Roboto1" style:font-size-asian="8pt" style:font-weight-asian="bold" style:font-name-complex="Roboto1" style:font-size-complex="8pt"/>
    </style:style>
    <style:style style:name="T8" style:family="text">
      <style:text-properties fo:font-variant="normal" fo:text-transform="none" fo:color="#ffffff" loext:opacity="100%" style:font-name="Roboto Serif" fo:font-size="8pt" fo:letter-spacing="normal" fo:font-style="normal" fo:font-weight="normal" style:font-size-asian="8pt" style:font-style-asian="normal" style:font-weight-asian="normal"/>
    </style:style>
    <style:style style:name="T9" style:family="text">
      <style:text-properties fo:font-variant="normal" fo:text-transform="none" fo:color="#ffffff" loext:opacity="100%" style:font-name="Roboto Serif" fo:font-size="8pt" fo:letter-spacing="normal" fo:font-style="normal" fo:font-weight="bold" style:font-size-asian="8pt" style:font-style-asian="normal" style:font-weight-asian="bold" style:font-weight-complex="bold"/>
    </style:style>
    <style:style style:name="T10" style:family="text">
      <style:text-properties fo:font-variant="normal" fo:text-transform="none" fo:color="#000000" loext:opacity="100%" style:font-name="Roboto Serif" fo:font-size="8pt" fo:letter-spacing="normal" fo:font-style="normal" fo:font-weight="normal" style:font-size-asian="8pt" style:font-style-asian="normal" style:font-weight-asian="normal"/>
    </style:style>
    <style:style style:name="T11" style:family="text">
      <style:text-properties fo:font-variant="normal" fo:text-transform="none" fo:color="#000000" loext:opacity="100%" style:font-name="Roboto Serif" fo:font-size="8pt" fo:letter-spacing="normal" fo:font-style="normal" fo:font-weight="normal" officeooo:rsid="0014aa0d" style:font-size-asian="8pt" style:font-style-asian="normal" style:font-weight-asian="normal"/>
    </style:style>
    <style:style style:name="T12" style:family="text">
      <style:text-properties fo:font-variant="normal" fo:text-transform="none" fo:color="#000000" loext:opacity="100%" style:font-name="Roboto Serif" fo:font-size="8pt" fo:letter-spacing="normal" fo:font-style="normal" fo:font-weight="bold" style:font-size-asian="8pt" style:font-style-asian="normal" style:font-weight-asian="bold" style:font-weight-complex="bold"/>
    </style:style>
    <style:style style:name="T13" style:family="text">
      <style:text-properties fo:font-variant="normal" fo:text-transform="none" fo:color="#000000" loext:opacity="100%" style:font-name="Roboto Serif" fo:font-size="8pt" fo:letter-spacing="normal" fo:font-style="normal" fo:font-weight="bold" officeooo:rsid="0014aa0d" style:font-size-asian="8pt" style:font-style-asian="normal" style:font-weight-asian="bold" style:font-weight-complex="bold"/>
    </style:style>
    <style:style style:name="T14" style:family="text">
      <style:text-properties fo:font-variant="normal" fo:text-transform="none" fo:color="#000000" loext:opacity="100%" style:font-name="Roboto Serif" fo:font-size="7pt" fo:letter-spacing="normal" fo:font-style="normal" fo:font-weight="normal" style:font-size-asian="7pt" style:font-style-asian="normal" style:font-weight-asian="normal" style:font-size-complex="7pt" style:font-weight-complex="normal"/>
    </style:style>
    <style:style style:name="T15" style:family="text">
      <style:text-properties fo:font-variant="normal" fo:text-transform="none" fo:color="#000000" loext:opacity="100%" style:font-name="Roboto Serif" fo:font-size="7pt" fo:letter-spacing="normal" fo:font-style="normal" fo:font-weight="normal" style:font-size-asian="7pt" style:font-style-asian="normal" style:font-weight-asian="normal" style:font-size-complex="7pt"/>
    </style:style>
    <style:style style:name="T16" style:family="text">
      <style:text-properties fo:color="#366091" loext:opacity="100%" style:font-name="Cambria" fo:font-size="14pt" fo:font-weight="bold" style:font-name-asian="Cambria1" style:font-size-asian="14pt" style:font-weight-asian="bold" style:font-name-complex="Cambria1" style:font-size-complex="14pt"/>
    </style:style>
    <style:style style:name="T17" style:family="text">
      <style:text-properties text:display="true"/>
    </style:style>
    <style:style style:name="T18" style:family="text">
      <style:text-properties style:font-name-asian="F" style:font-name-complex="F"/>
    </style:style>
    <style:style style:name="T19" style:family="text">
      <style:text-properties style:font-name-asian="Arial1"/>
    </style:style>
    <style:style style:name="T20" style:family="text">
      <style:text-properties style:font-name-asian="Arial1" text:display="true"/>
    </style:style>
    <style:style style:name="T21" style:family="text">
      <style:text-properties fo:color="#1155cc" loext:opacity="100%" style:text-underline-style="solid" style:text-underline-width="auto" style:text-underline-color="font-color" style:font-name-asian="Calibri1" style:font-name-complex="Calibri1"/>
    </style:style>
    <style:style style:name="T22" style:family="text">
      <style:text-properties fo:color="#1155cc" loext:opacity="100%"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font-weight="bold" style:font-weight-asian="bold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2pt" fo:font-weight="bold" style:font-name-asian="Roboto1" style:font-size-asian="12pt" style:font-weight-asian="bold" style:font-size-complex="12pt"/>
    </style:style>
    <style:style style:name="T27" style:family="text">
      <style:text-properties style:font-name="Roboto" fo:font-size="10pt" style:font-name-asian="Roboto1" style:font-size-asian="10pt" style:font-name-complex="Roboto1" style:font-size-complex="10pt"/>
    </style:style>
    <style:style style:name="T28" style:family="text">
      <style:text-properties style:font-name="Roboto" fo:font-size="8pt" style:font-name-asian="Roboto1" style:font-size-asian="8pt" style:font-name-complex="Roboto1" style:font-size-complex="8pt"/>
    </style:style>
    <style:style style:name="T29" style:family="text">
      <style:text-properties style:font-name="Roboto" fo:font-size="14pt" fo:font-weight="bold" style:font-size-asian="14pt" style:font-weight-asian="bold" style:font-name-complex="Times New Roman1" style:font-size-complex="14pt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2"/>
      <text:p text:style-name="P12"/>
      <text:p text:style-name="P12"/>
      <text:p text:style-name="P12"/>
      <text:p text:style-name="P12"/>
      <text:p text:style-name="P13"/>
      <text:p text:style-name="Title"><text:span text:style-name="T1">Guía de Desenvolvemento do proxecto de fin de ciclo</text:span></text:p>
      <text:p text:style-name="P37"/>
      <text:p text:style-name="P37"/>
      <text:p text:style-name="P38"><text:span text:style-name="T2">DAW</text:span></text:p>
      <text:p text:style-name="P4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Standard"><text:span text:style-name="T3"><text:tab/></text:span></text:p>
      <text:p text:style-name="P12"/>
      <text:p text:style-name="P12"/>
      <text:p text:style-name="P12"/>
      <text:p text:style-name="P12"/>
      <text:p text:style-name="P21"><text:soft-page-break/><text:span text:style-name="T16">Índice</text:span></text:p>
      <text:p text:style-name="Standard"/>
      <text:p text:style-name="Standard"/>
      <text:table-of-content text:style-name="Sect1" text:protected="true" text:name="Sumario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Toc51671724" text:style-name="Index_20_Link" text:visited-style-name="Index_20_Link"><text:span text:style-name="T17">1.</text:span><text:span text:style-name="T18"><text:tab/></text:span>Resumo e propósito do documento<text:span text:style-name="T17"><text:tab/>3</text:span></text:a></text:p>
          <text:p text:style-name="P1"><text:a xlink:type="simple" xlink:href="#_Toc51671725" text:style-name="Index_20_Link" text:visited-style-name="Index_20_Link"><text:span text:style-name="T17">2.</text:span><text:span text:style-name="T18"><text:tab/></text:span>Organización do traballo<text:span text:style-name="T17"><text:tab/>3</text:span></text:a></text:p>
          <text:p text:style-name="P1"><text:a xlink:type="simple" xlink:href="#_Toc51671726" text:style-name="Index_20_Link" text:visited-style-name="Index_20_Link"><text:span text:style-name="T17">3.</text:span><text:span text:style-name="T18"><text:tab/></text:span>Programación do proxecto (anteproxecto)<text:span text:style-name="T17"><text:tab/>3</text:span></text:a></text:p>
          <text:p text:style-name="P1"><text:a xlink:type="simple" xlink:href="#_Toc51671727" text:style-name="Index_20_Link" text:visited-style-name="Index_20_Link"><text:span text:style-name="T17">4.</text:span><text:span text:style-name="T18"><text:tab/></text:span>Desenvolvemento do proxecto<text:span text:style-name="T17"><text:tab/>4</text:span></text:a></text:p>
          <text:p text:style-name="P3"><text:a xlink:type="simple" xlink:href="#_Toc51671728" text:style-name="Index_20_Link" text:visited-style-name="Index_20_Link"><text:span text:style-name="T17">4.1.</text:span><text:span text:style-name="T18"><text:tab/></text:span>Proxectos orientados á creación dun entregable<text:span text:style-name="T17"><text:tab/>4</text:span></text:a></text:p>
          <text:p text:style-name="P3"><text:a xlink:type="simple" xlink:href="#_Toc51671729" text:style-name="Index_20_Link" text:visited-style-name="Index_20_Link"><text:span text:style-name="T20">4.2.</text:span><text:span text:style-name="T18"><text:tab/></text:span>Proxectos con enfoque documental<text:span text:style-name="T17"><text:tab/>4</text:span></text:a></text:p>
          <text:p text:style-name="P1"><text:a xlink:type="simple" xlink:href="#_Toc51671730" text:style-name="Index_20_Link" text:visited-style-name="Index_20_Link"><text:span text:style-name="T17">5.</text:span><text:span text:style-name="T18"><text:tab/></text:span>Avaliación<text:span text:style-name="T17"><text:tab/>5</text:span></text:a></text:p>
          <text:p text:style-name="P3"><text:a xlink:type="simple" xlink:href="#_Toc51671731" text:style-name="Index_20_Link" text:visited-style-name="Index_20_Link"><text:span text:style-name="T17">5.1.</text:span><text:span text:style-name="T18"><text:tab/></text:span>Criterios mínimos para a entrega do proxecto<text:span text:style-name="T17"><text:tab/>5</text:span></text:a></text:p>
          <text:p text:style-name="P3"><text:a xlink:type="simple" xlink:href="#_Toc51671732" text:style-name="Index_20_Link" text:visited-style-name="Index_20_Link"><text:span text:style-name="T17">5.2.</text:span><text:span text:style-name="T18"><text:tab/></text:span>Rúbrica de avaliación<text:span text:style-name="T17"><text:tab/>5</text:span></text:a></text:p>
          <text:p text:style-name="P4"><text:a xlink:type="simple" xlink:href="#_Toc51671733" text:style-name="Index_20_Link" text:visited-style-name="Index_20_Link"><text:span text:style-name="T17">5.2.1.</text:span><text:span text:style-name="T18"><text:tab/></text:span>Rúbrica para proxectos documentais<text:span text:style-name="T17"><text:tab/>5</text:span></text:a></text:p>
          <text:p text:style-name="P4"><text:a xlink:type="simple" xlink:href="#_Toc51671734" text:style-name="Index_20_Link" text:visited-style-name="Index_20_Link"><text:span text:style-name="T17">5.2.2.</text:span><text:span text:style-name="T18"><text:tab/></text:span>Rúbrica para proxectos de desenvolvemento<text:span text:style-name="T17"><text:tab/>8</text:span></text:a></text:p>
          <text:p text:style-name="P1"><text:a xlink:type="simple" xlink:href="#_Toc51671735" text:style-name="Index_20_Link" text:visited-style-name="Index_20_Link"><text:span text:style-name="T17">6.</text:span><text:span text:style-name="T18"><text:tab/></text:span>Exposición e defensa do proxecto<text:span text:style-name="T17"><text:tab/>10</text:span></text:a></text:p>
          <text:p text:style-name="P1"><text:a xlink:type="simple" xlink:href="#_Toc51671736" text:style-name="Index_20_Link" text:visited-style-name="Index_20_Link"><text:span text:style-name="T17">7.</text:span><text:span text:style-name="T18"><text:tab/></text:span>Fitos principais<text:span text:style-name="T17"><text:tab/>10</text:span></text:a></text:p>
        </text:index-body>
      </text:table-of-content>
      <text:p text:style-name="P14"/>
      <text:p text:style-name="Standard"/>
      <text:p text:style-name="Standard"/>
      <text:p text:style-name="P15"/>
      <text:p text:style-name="Standard"/>
      <text:p text:style-name="Standard"/>
      <text:p text:style-name="Standard"/>
      <text:p text:style-name="Standard"/>
      <text:p text:style-name="Standard"/>
      <text:list xml:id="list1262272382" text:style-name="WWNum3">
        <text:list-item>
          <text:h text:style-name="P8" text:outline-level="1">Introducción</text:h>
        </text:list-item>
      </text:list>
      <text:p text:style-name="Standard">Este documento é unha guía sobre o proceso de realización e de avaliación do proxecto fin de ciclo.</text:p>
      <text:p text:style-name="P17">O Módulo de Proxecto pretende complementar o aprendido no conxunto dos módulos do ciclo, poñendo en práctica as competencias adquiridas durante o seu período de prácticas formativas en empresas, no contexto dun proxecto definido e deseñado polo alumnado. O que se pretende por medio do módulo de proxecto é contrastar aquelas competencias profesionais relacionadas coas actividades que interveñen no desenvolvemento dun proxecto do ámbito profesional no que se integrará o alumnado cando se incorpore ao mercado laboral.</text:p>
      <text:p text:style-name="P17">Para o apoio dos alumnos estarán a disposición dos alumnos:</text:p>
      <text:list text:style-name="WWNum6">
        <text:list-item>
          <text:p text:style-name="P18">O titor/a do ciclo formativo para a organización e seguimento da realización do proxecto.</text:p>
        </text:list-item>
        <text:list-item>
          <text:p text:style-name="P18">O profesorado do ciclo, para a resolución de dúbidas relativas a contidos realacionados co seu módulo. </text:p>
        </text:list-item>
      </text:list>
      <text:list xml:id="list102950073514009" text:continue-list="list1262272382" text:style-name="WWNum3">
        <text:list-item>
          <text:h text:style-name="P7" text:outline-level="1">Organización do traballo</text:h>
        </text:list-item>
      </text:list>
      <text:list text:style-name="WWNum1">
        <text:list-item>
          <text:p text:style-name="P19"><text:span text:style-name="T5">Cada alumno ou alumna terá que entregar unha anteproxecto que será validada polo equipo docente do ciclo.</text:span></text:p>
        </text:list-item>
        <text:list-item>
          <text:p text:style-name="P19">A persoa encargada da<text:span text:style-name="T5"> titor</text:span>ía<text:span text:style-name="T5"> da FCT ou outro profesor do ciclo asignado a titorización do alumno de proxecto, resolverá as dúbidas referentes a aspectos organizativos relacionados co proxecto (dúbidas sobre a organización do proxecto, datas de entrega, etc). As dúbidas relacionadas co contido do proxecto de cada area/módulo serán plantexadas o profesor de dito módulo.</text:span></text:p>
        </text:list-item>
        <text:list-item>
          <text:p text:style-name="P19"><text:span text:style-name="T5">O seguemento do traballo do alumn</text:span>ado<text:span text:style-name="T5"> por parte d</text:span>a persoa<text:span text:style-name="T5"> titora de proxecto levarase a cabo preferentemente de xeito telemático.</text:span></text:p>
        </text:list-item>
        <text:list-item>
          <text:p text:style-name="P19"><text:span text:style-name="T5">As entregas e o seguemento do proxecto, levar</text:span>a<text:span text:style-name="T5">nse a cabo a través da plataforma gihub (</text:span><text:span text:style-name="T21">https://github.com/</text:span><text:span text:style-name="T5">). </text:span>O alumnado<text:span text:style-name="T5"> darase de alta en github e creará un repositorio privado chamado “Proxecto-DAW”. O alumno empregará este repositorio para a colocación da documentación do anteproxecto e do proxecto, así como todo os entregables que considere necesarios, respectando a estrutura estipulada no repositorio plantilla que atoparás en . O repositorio estará compartido coa persoa t</text:span>i<text:span text:style-name="T5">tora, para facilitar o seguemento do proxecto, e con todo o equipo docente do ciclo, para facilitar a avaliación do mesmo.</text:span></text:p>
        </text:list-item>
        <text:list-item>
          <text:p text:style-name="P19">A data de entrega final do proxecto será comunicada pola persoa titora da FCT na reunión inicial, e <text:span text:style-name="T23">non se admitirán entregas pasadas esa data</text:span>.</text:p>
        </text:list-item>
      </text:list>
      <text:p text:style-name="Standard"/>
      <text:list xml:id="list102951551170929" text:continue-list="list102950073514009" text:style-name="WWNum3">
        <text:list-item>
          <text:h text:style-name="P7" text:outline-level="1"><text:bookmark-start text:name="_Toc51671726"/>Programación do proxecto (anteproxecto)<text:bookmark-end text:name="_Toc51671726"/></text:h>
        </text:list-item>
      </text:list>
      <text:p text:style-name="Standard">Dentro das dúas primeiras semanas das prácticas se elaborará e entregará a programación do proxecto, que terá que ser avaliada polo equipo docente. A programación do proxecto incluirá:</text:p>
      <text:list text:style-name="WWNum5">
        <text:list-item>
          <text:p text:style-name="P23">O tipo de proxecto que se vai desenvolver (enfoque documental ou orientado á creación dun entregable)</text:p>
        </text:list-item>
        <text:list-item>
          <text:p text:style-name="P23">Unha descrición do proxecto (<text:a xlink:type="simple" xlink:href="https://gitlab.iessanclemente.net/documentacion/doc/-/wikis/Idea-de-proxecto" text:style-name="Default_20_Style" text:visited-style-name="Default_20_Style"><text:span text:style-name="T22">https://gitlab.iessanclemente.net/documentacion/doc/-/wikis/Idea-de-proxecto</text:span></text:a>)</text:p>
        </text:list-item>
        <text:list-item>
          <text:p text:style-name="P23">Una contextualización que identifique as necesidades ás que dará resposta o proxecto e defina o modelo de negocio (<text:a xlink:type="simple" xlink:href="https://gitlab.iessanclemente.net/documentacion/doc/-/wikis/Estudo-de-necesidades-e-modelo-de-negocio" text:style-name="Default_20_Style" text:visited-style-name="Default_20_Style"><text:span text:style-name="T22">https://gitlab.iessanclemente.net/documentacion/doc/-/wikis/Estudo-de-necesidades-e-modelo-de-negocio</text:span></text:a>)</text:p>
        </text:list-item>
        <text:list-item>
          <text:p text:style-name="P23">Un análise preliminar do proxecto, onde se indiquen os obxectivos e o alcance do mesmo, e unha proposta de tecnoloxías a empregar </text:p>
        </text:list-item>
      </text:list>
      <text:p text:style-name="P17"/>
      <text:p text:style-name="P22"><text:soft-page-break/>A programación presentaráse preferiblemente a través do gitlab do centro, e terá que ser revisada e aprobada polo profesorado do ciclo, que poderá facer aportacións relativas a novas funcionalidades, obxectivos ou requisitos adicionais que permitan garantir que o proxecto cumpra cuns criterios mínimos de entrega.</text:p>
      <text:p text:style-name="Standard"><text:span text:style-name="T24">Non entregar a programación dentro do periodo indicado suporá a renuncia á presentación do proxecto na convocatoria en curso</text:span>.</text:p>
      <text:list xml:id="list102951649029233" text:continue-list="list102951551170929" text:style-name="WWNum3">
        <text:list-item>
          <text:h text:style-name="P7" text:outline-level="1"><text:bookmark-start text:name="_Toc51671727"/>Desenvolvemento do proxecto<text:bookmark-end text:name="_Toc51671727"/></text:h>
        </text:list-item>
      </text:list>
      <text:p text:style-name="Standard">O proxecto poderá ter tres ou catro fases, en función do tipo de proxecto que se vaia realizar.</text:p>
      <text:list xml:id="list102950411546460" text:continue-numbering="true" text:style-name="WWNum3">
        <text:list-item>
          <text:list>
            <text:list-item>
              <text:h text:style-name="P9" text:outline-level="2"><text:bookmark-start text:name="_Toc51671728"/>Proxectos orientados á creación dun entregable<text:bookmark-end text:name="_Toc51671728"/></text:h>
            </text:list-item>
          </text:list>
        </text:list-item>
      </text:list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24"><text:span text:style-name="T24">Fase</text:span></text:p>
          </table:table-cell>
          <table:table-cell table:style-name="Tabla1.A1" office:value-type="string">
            <text:p text:style-name="P26"><text:span text:style-name="T24">Fase 1</text:span></text:p>
          </table:table-cell>
          <table:table-cell table:style-name="Tabla1.A1" office:value-type="string">
            <text:p text:style-name="P26"><text:span text:style-name="T24">Fase 2</text:span></text:p>
          </table:table-cell>
          <table:table-cell table:style-name="Tabla1.A1" office:value-type="string">
            <text:p text:style-name="P26"><text:span text:style-name="T24">Fase 3</text:span></text:p>
          </table:table-cell>
        </table:table-row>
        <table:table-row table:style-name="Tabla1.1">
          <table:table-cell table:style-name="Tabla1.A1" office:value-type="string">
            <text:p text:style-name="P24"><text:span text:style-name="T24">Temporalización</text:span></text:p>
          </table:table-cell>
          <table:table-cell table:style-name="Tabla1.A1" office:value-type="string">
            <text:p text:style-name="P24">2 semanas</text:p>
          </table:table-cell>
          <table:table-cell table:style-name="Tabla1.A1" office:value-type="string">
            <text:p text:style-name="P24">8 semanas</text:p>
          </table:table-cell>
          <table:table-cell table:style-name="Tabla1.A1" office:value-type="string">
            <text:p text:style-name="P24">1 semana</text:p>
          </table:table-cell>
        </table:table-row>
        <table:table-row table:style-name="Tabla1.1">
          <table:table-cell table:style-name="Tabla1.A1" office:value-type="string">
            <text:p text:style-name="P24"><text:span text:style-name="T24">Entregables</text:span></text:p>
          </table:table-cell>
          <table:table-cell table:style-name="Tabla1.A1" office:value-type="string">
            <text:p text:style-name="P24">Presentación da programación do proxecto</text:p>
          </table:table-cell>
          <table:table-cell table:style-name="Tabla1.A1" office:value-type="string">
            <text:p text:style-name="P24">Realizaránse revisións semanais ou quincenais coa titoría para comprobar o avance do proxecto (<text:a xlink:type="simple" xlink:href="https://gitlab.iessanclemente.net/documentacion/doc/-/wikis/Desenvolvemento-do-software" text:style-name="Default_20_Style" text:visited-style-name="Default_20_Style"><text:span text:style-name="T22">https://gitlab.iessanclemente.net/documentacion/doc/-/wikis/Desenvolvemento-do-software</text:span></text:a>)</text:p>
          </table:table-cell>
          <table:table-cell table:style-name="Tabla1.A1" office:value-type="string">
            <text:p text:style-name="P24">Documentación final (<text:a xlink:type="simple" xlink:href="https://gitlab.iessanclemente.net/documentacion/doc/-/wikis/Documentacion-final" text:style-name="Default_20_Style" text:visited-style-name="Default_20_Style"><text:span text:style-name="T22">https://gitlab.iessanclemente.net/documentacion/doc/-/wikis/Documentacion-final</text:span></text:a>)</text:p>
            <text:p text:style-name="P25">Defensa do proxecto (<text:a xlink:type="simple" xlink:href="https://gitlab.iessanclemente.net/documentacion/doc/-/wikis/Defensa-do-proxecto" text:style-name="Default_20_Style" text:visited-style-name="Default_20_Style"><text:span text:style-name="T22">https://gitlab.iessanclemente.net/documentacion/doc/-/wikis/Defensa-do-proxecto</text:span></text:a>)</text:p>
            <text:p text:style-name="P24">Entregable creado</text:p>
          </table:table-cell>
        </table:table-row>
      </table:table>
      <text:p text:style-name="Standard"/>
      <text:list xml:id="list102950798042072" text:continue-numbering="true" text:style-name="WWNum3">
        <text:list-item>
          <text:list>
            <text:list-item>
              <text:h text:style-name="P9" text:outline-level="2"><text:bookmark-start text:name="_Toc51671729"/>Proxectos con enfoque documental<text:bookmark-end text:name="_Toc51671729"/></text:h>
            </text:list-item>
          </text:list>
        </text:list-item>
      </text:list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 table:number-columns-repeated="2"/>
        <table:table-row table:style-name="Tabla2.1">
          <table:table-cell table:style-name="Tabla2.A1" office:value-type="string">
            <text:p text:style-name="P24"><text:span text:style-name="T24">Fase</text:span></text:p>
          </table:table-cell>
          <table:table-cell table:style-name="Tabla2.A1" office:value-type="string">
            <text:p text:style-name="P26"><text:span text:style-name="T24">Fase 1</text:span></text:p>
          </table:table-cell>
          <table:table-cell table:style-name="Tabla2.A1" office:value-type="string">
            <text:p text:style-name="P26"><text:span text:style-name="T24">Fase 2</text:span></text:p>
          </table:table-cell>
          <table:table-cell table:style-name="Tabla2.A1" office:value-type="string">
            <text:p text:style-name="P26"><text:span text:style-name="T24">Fase 3</text:span></text:p>
          </table:table-cell>
          <table:table-cell table:style-name="Tabla2.A1" office:value-type="string">
            <text:p text:style-name="P26"><text:span text:style-name="T24">Fase 4</text:span></text:p>
          </table:table-cell>
        </table:table-row>
        <table:table-row table:style-name="Tabla2.1">
          <table:table-cell table:style-name="Tabla2.A1" office:value-type="string">
            <text:p text:style-name="P24"><text:span text:style-name="T24">Temporalización</text:span></text:p>
          </table:table-cell>
          <table:table-cell table:style-name="Tabla2.A1" office:value-type="string">
            <text:p text:style-name="P24">2 semanas</text:p>
          </table:table-cell>
          <table:table-cell table:style-name="Tabla2.A1" office:value-type="string">
            <text:p text:style-name="P24">4 semanas</text:p>
          </table:table-cell>
          <table:table-cell table:style-name="Tabla2.A1" office:value-type="string">
            <text:p text:style-name="P24">4 semanas</text:p>
          </table:table-cell>
          <table:table-cell table:style-name="Tabla2.A1" office:value-type="string">
            <text:p text:style-name="P24">1 semana</text:p>
          </table:table-cell>
        </table:table-row>
        <table:table-row table:style-name="Tabla2.1">
          <table:table-cell table:style-name="Tabla2.A1" office:value-type="string">
            <text:p text:style-name="P24"><text:span text:style-name="T24">Entregables</text:span></text:p>
          </table:table-cell>
          <table:table-cell table:style-name="Tabla2.A1" office:value-type="string">
            <text:p text:style-name="P24">Programación do proxecto</text:p>
          </table:table-cell>
          <table:table-cell table:style-name="Tabla2.A1" office:value-type="string">
            <text:p text:style-name="P24">Análise do proxecto, que desenvolva as propostas incluidas na programación (<text:a xlink:type="simple" xlink:href="https://gitlab.iessanclemente.net/documentacion/doc/-/wikis/Fase-de-analise" text:style-name="Default_20_Style" text:visited-style-name="Default_20_Style"><text:span text:style-name="T22">https://gitlab.iessanclemente.net/documentacion/doc/-/wikis/Fase-de-analise</text:span></text:a>)</text:p>
            <text:p text:style-name="P24">Planificación do <text:soft-page-break/>proxecto (<text:a xlink:type="simple" xlink:href="https://gitlab.iessanclemente.net/documentacion/doc/-/wikis/Fase-de-planificacion" text:style-name="Default_20_Style" text:visited-style-name="Default_20_Style"><text:span text:style-name="T22">https://gitlab.iessanclemente.net/documentacion/doc/-/wikis/Fase-de-planificacion</text:span></text:a>)</text:p>
          </table:table-cell>
          <table:table-cell table:style-name="Tabla2.A1" office:value-type="string">
            <text:p text:style-name="P24">D<loext:content-control>eseño do sistema (<text:a xlink:type="simple" xlink:href="https://gitlab.iessanclemente.net/documentacion/doc/-/wikis/Fase-de-deseno" text:style-name="Default_20_Style" text:visited-style-name="Default_20_Style"><text:span text:style-name="T22">https://gitlab.iessanclemente.net/documentacion/doc/-/wikis/Fase-de-deseno</text:span></text:a>)</loext:content-control></text:p>
            <text:p text:style-name="P24">Implantación (<text:a xlink:type="simple" xlink:href="https://gitlab.iessanclemente.net/documentacion/doc/-/wikis/Fase-de-implantancion" text:style-name="Default_20_Style" text:visited-style-name="Default_20_Style"><text:span text:style-name="T22">https://gitlab.iessanclemente.net/docume</text:span><text:soft-page-break/><text:span text:style-name="T22">ntacion/doc/-/wikis/Fase-de-implantancion</text:span></text:a>)</text:p>
          </table:table-cell>
          <table:table-cell table:style-name="Tabla2.A1" office:value-type="string">
            <text:p text:style-name="P24">Documentación final (<text:a xlink:type="simple" xlink:href="https://gitlab.iessanclemente.net/documentacion/doc/-/wikis/Documentacion-final" text:style-name="Default_20_Style" text:visited-style-name="Default_20_Style"><text:span text:style-name="T22">https://gitlab.iessanclemente.net/documentacion/doc/-/wikis/Documentacion-final</text:span></text:a>)</text:p>
            <text:p text:style-name="P24">Defensa do proxecto (<text:a xlink:type="simple" xlink:href="https://gitlab.iessanclemente.net/documentacion/doc/-/wikis/Defensa-do-proxecto" text:style-name="Default_20_Style" text:visited-style-name="Default_20_Style"><text:span text:style-name="T22">https://gitlab.iessanclemente.net/docume</text:span><text:soft-page-break/><text:span text:style-name="T22">ntacion/doc/-/wikis/Defensa-do-proxecto</text:span></text:a>)</text:p>
          </table:table-cell>
        </table:table-row>
      </table:table>
      <text:p text:style-name="Standard"/>
      <text:p text:style-name="P28"/>
      <text:p text:style-name="Standard"/>
      <text:list xml:id="list102950651010224" text:continue-numbering="true" text:style-name="WWNum3">
        <text:list-item>
          <text:h text:style-name="P7" text:outline-level="1"><text:bookmark-start text:name="_Toc51671730"/>Avaliación<text:bookmark-end text:name="_Toc51671730"/></text:h>
        </text:list-item>
      </text:list>
      <text:p text:style-name="Standard">O módulo de proxecto se calificará sobre 10 puntos, sendo 1 a mínima nota e 10 a máxima.</text:p>
      <text:list xml:id="list102951483050882" text:continue-numbering="true" text:style-name="WWNum3">
        <text:list-item>
          <text:list>
            <text:list-item>
              <text:h text:style-name="P9" text:outline-level="2"><text:bookmark-start text:name="_Toc51671731"/>Criterios mínimos para a entrega do proxecto<text:bookmark-end text:name="_Toc51671731"/></text:h>
            </text:list-item>
          </text:list>
        </text:list-item>
      </text:list>
      <text:p text:style-name="Standard">Os seguintes criterios deben ser cumpridos para poder entregar e defender o proxecto:</text:p>
      <text:list text:style-name="WWNum2">
        <text:list-item>
          <text:p text:style-name="P29">O proxecto debe alcanzar os obxectivos marcados na programación (non se entregarán cousas “a medio facer”).</text:p>
        </text:list-item>
        <text:list-item>
          <text:p text:style-name="P29">O proxecto debe ser orixinal e elaborado exclusivamente polo seu autor, e debe quedar moi claro (por medio de citas ou contido na propia documentación) as partes realizadas por terceiros e a súa licenza de uso.</text:p>
        </text:list-item>
        <text:list-item>
          <text:p text:style-name="P29">En caso de realizar un proxecto orientado á creación dun entregable, éste débese executar correctamente e debe incluir unha descrición detallada da súa posta en marcha.</text:p>
        </text:list-item>
        <text:list-item>
          <text:p text:style-name="P29">Na presentación e defensa do proxecto non se poderá incluir ningún tipo de material que non figure na documentación ou entregables finais entregados na data límite de entrega do proxecto.</text:p>
        </text:list-item>
        <text:list-item>
          <text:p text:style-name="P29">Tanto o anteproxecto como a entrega final presentaránse dentro dos prazos estipulados. </text:p>
        </text:list-item>
      </text:list>
      <text:list xml:id="list102951171241107" text:continue-list="list102951483050882" text:style-name="WWNum3">
        <text:list-item>
          <text:list>
            <text:list-item>
              <text:h text:style-name="P9" text:outline-level="2"><text:bookmark-start text:name="_Toc51671732"/>Rúbrica de avaliación<text:bookmark-end text:name="_Toc51671732"/></text:h>
            </text:list-item>
          </text:list>
        </text:list-item>
      </text:list>
      <text:p text:style-name="Standard">Empregaranse distintas rúbricas en función do tipo de proxectos que se vaian levar a cabo. Cada alumno debería autoavaliar o seu proxecto segundo a rúbrica que corresponda antes de súa entrega para asegurar que se axusta aos criterios de avaliación propostos.</text:p>
      <text:list xml:id="list102950831847522" text:continue-numbering="true" text:style-name="WWNum3">
        <text:list-item>
          <text:list>
            <text:list-item>
              <text:list>
                <text:list-item>
                  <text:h text:style-name="P10" text:outline-level="2"><text:bookmark-start text:name="_Toc51671733"/><text:span text:style-name="T25">Rúbrica para proxectos documentais</text:span><text:bookmark-end text:name="_Toc51671733"/></text:h>
                </text:list-item>
              </text:list>
            </text:list-item>
          </text:list>
        </text:list-item>
      </text:list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row table:style-name="Tabla3.1">
          <table:table-cell table:style-name="Tabla3.A1" table:number-rows-spanned="2" office:value-type="string">
            <text:p text:style-name="P26"><text:span text:style-name="T26">Criterios de avaliación</text:span></text:p>
          </table:table-cell>
          <table:table-cell table:style-name="Tabla3.B1" table:number-columns-spanned="4" office:value-type="string">
            <text:p text:style-name="P26"><text:span text:style-name="T26">Niveis de logro</text:span></text:p>
          </table:table-cell>
          <table:covered-table-cell/>
          <table:covered-table-cell/>
          <table:covered-table-cell/>
          <table:table-cell table:style-name="Tabla3.A1" table:number-rows-spanned="2" office:value-type="string">
            <text:p text:style-name="P26"><text:span text:style-name="T26">Avalíase sobre</text:span></text:p>
          </table:table-cell>
          <table:table-cell table:style-name="Tabla3.G1" table:number-rows-spanned="2" office:value-type="string">
            <text:p text:style-name="P26"><text:span text:style-name="T26">Peso</text:span></text:p>
          </table:table-cell>
        </table:table-row>
        <table:table-row table:style-name="Tabla3.1">
          <table:covered-table-cell table:style-name="Tabla3.A2"/>
          <table:table-cell table:style-name="Tabla3.B2" office:value-type="string">
            <text:p text:style-name="P26"><draw:frame draw:style-name="fr2" draw:name="Imagen 1" text:anchor-type="as-char" svg:width="2.032cm" svg:height="0.466cm" draw:z-index="11"><draw:image xlink:href="Pictures/100000000000006000000016A9945DFD96497022.png" xlink:type="simple" xlink:show="embed" xlink:actuate="onLoad" draw:mime-type="image/png"/></draw:frame></text:p>
          </table:table-cell>
          <table:table-cell table:style-name="Tabla3.C2" office:value-type="string">
            <text:p text:style-name="P26"><draw:frame draw:style-name="fr2" draw:name="Imagen 2" text:anchor-type="as-char" svg:width="2.032cm" svg:height="0.423cm" draw:z-index="12"><draw:image xlink:href="Pictures/10000000000000600000001493740477EF7135D4.png" xlink:type="simple" xlink:show="embed" xlink:actuate="onLoad" draw:mime-type="image/png"/></draw:frame></text:p>
          </table:table-cell>
          <table:table-cell table:style-name="Tabla3.C2" office:value-type="string">
            <text:p text:style-name="P26"><draw:frame draw:style-name="fr2" draw:name="Imagen 3" text:anchor-type="as-char" svg:width="1.863cm" svg:height="0.487cm" draw:z-index="13"><draw:image xlink:href="Pictures/100000000000005800000017838BE76BD94542E3.png" xlink:type="simple" xlink:show="embed" xlink:actuate="onLoad" draw:mime-type="image/png"/></draw:frame></text:p>
          </table:table-cell>
          <table:table-cell table:style-name="Tabla3.C2" office:value-type="string">
            <text:p text:style-name="P26"><draw:frame draw:style-name="fr2" draw:name="Imagen 6" text:anchor-type="as-char" svg:width="1.926cm" svg:height="0.487cm" draw:z-index="14"><draw:image xlink:href="Pictures/100000000000005B0000001701C22C7E29A2A44C.png" xlink:type="simple" xlink:show="embed" xlink:actuate="onLoad" draw:mime-type="image/png"/></draw:frame></text:p>
          </table:table-cell>
          <table:covered-table-cell table:style-name="Tabla3.F2"/>
          <table:covered-table-cell table:style-name="Tabla3.G2"/>
        </table:table-row>
        <table:table-row table:style-name="Tabla3.1">
          <table:table-cell table:style-name="Tabla3.A1" office:value-type="string">
            <text:p text:style-name="P24"><text:span text:style-name="T28">Contextualización da empresa: identifica o sector produtivo da empresa, o tipo de produto que ofrece, a súa organización e a función de cada departamento.</text:span></text:p>
          </table:table-cell>
          <table:table-cell table:style-name="Tabla3.A1" office:value-type="string">
            <text:p text:style-name="P24"><text:span text:style-name="T28">Omite ou aborda insatisfactoriamente dous ou máis apartados</text:span></text:p>
          </table:table-cell>
          <table:table-cell table:style-name="Tabla3.A1" office:value-type="string">
            <text:p text:style-name="P24"><text:span text:style-name="T28">Aborda insatisfactoriamente un apartado</text:span></text:p>
          </table:table-cell>
          <table:table-cell table:style-name="Tabla3.A1" office:value-type="string">
            <text:p text:style-name="P24"><text:span text:style-name="T28">Completo e satisfactorio desenvolvemento de todos os apartados</text:span></text:p>
          </table:table-cell>
          <table:table-cell table:style-name="Tabla3.A1" office:value-type="string">
            <text:p text:style-name="P24"><text:span text:style-name="T28">Completo e excelente desenvolvemento de todos os apartados</text:span></text:p>
          </table:table-cell>
          <table:table-cell table:style-name="Tabla3.F3" office:value-type="string">
            <text:p text:style-name="P24"><text:span text:style-name="T28">Anteproxecto</text:span></text:p>
          </table:table-cell>
          <table:table-cell table:style-name="Tabla3.G3" office:value-type="string">
            <text:p text:style-name="P26"><text:span text:style-name="T28">0,25</text:span></text:p>
          </table:table-cell>
        </table:table-row>
        <table:table-row table:style-name="Tabla3.1">
          <table:table-cell table:style-name="Tabla3.A1" office:value-type="string">
            <text:p text:style-name="P24"><text:span text:style-name="T28">Contextualización do proxecto: identifica as necesidades da empresa e as oportunidades de negocio.</text:span></text:p>
          </table:table-cell>
          <table:table-cell table:style-name="Tabla3.A1" office:value-type="string">
            <text:p text:style-name="P24"><text:span text:style-name="T28">Non se contextualizan os motivos que dan lugar ao proxecto</text:span></text:p>
          </table:table-cell>
          <table:table-cell table:style-name="Tabla3.A1" office:value-type="string">
            <text:p text:style-name="P24"><text:span text:style-name="T28">Xustifícase a motivación do proxecto pero este non responde a unha necesidade empresarial ou oportunidade de negocio</text:span></text:p>
          </table:table-cell>
          <table:table-cell table:style-name="Tabla3.A1" office:value-type="string">
            <text:p text:style-name="P24"><text:span text:style-name="T28">Detéctanse necesidades pero o proxecto proposto non resolve por completo as problemáticas detectadas</text:span></text:p>
          </table:table-cell>
          <table:table-cell table:style-name="Tabla3.A1" office:value-type="string">
            <text:p text:style-name="P24"><text:span text:style-name="T28">Detállanse adecuadamente as necesidades ou oportunidades de negocio que motivan a realización do proxecto</text:span></text:p>
          </table:table-cell>
          <table:table-cell table:style-name="Tabla3.F3" office:value-type="string">
            <text:p text:style-name="P24"><text:span text:style-name="T28">Anteproxecto</text:span></text:p>
          </table:table-cell>
          <table:table-cell table:style-name="Tabla3.G3" office:value-type="string">
            <text:p text:style-name="P26"><text:span text:style-name="T28">0,25</text:span></text:p>
          </table:table-cell>
        </table:table-row>
        <table:table-row table:style-name="Tabla3.1">
          <table:table-cell table:style-name="Tabla3.A1" office:value-type="string">
            <text:p text:style-name="P24"><text:span text:style-name="T28">Explicación do proxecto: identificouse o proxecto, determináronse as </text:span><text:soft-page-break/><text:span text:style-name="T28">características específicas requiridas, elaborouse o guión de traballo para a elaboración do proxecto</text:span></text:p>
          </table:table-cell>
          <table:table-cell table:style-name="Tabla3.A1" office:value-type="string">
            <text:p text:style-name="P24"><text:span text:style-name="T6">Non se inclúe unha definición do alcance do proxecto </text:span><text:soft-page-break/><text:span text:style-name="T6">adecuada e suficiente. </text:span><text:span text:style-name="T7">Este requisito é necesario para a aprobación da programación do proxecto</text:span></text:p>
          </table:table-cell>
          <table:table-cell table:style-name="Tabla3.A1" office:value-type="string">
            <text:p text:style-name="P24"><text:span text:style-name="T28">Indícase unha definición do alcance adecuada pero non se </text:span><text:soft-page-break/><text:span text:style-name="T28">determinan as características requiridas nin se elaborou un guión do traballo necesario para levalo a cabo</text:span></text:p>
          </table:table-cell>
          <table:table-cell table:style-name="Tabla3.A1" office:value-type="string">
            <text:p text:style-name="P24"><text:span text:style-name="T28">Defínese correctamente o alcance pero o guión de traballo proposto non é </text:span><text:soft-page-break/><text:span text:style-name="T28">realista e realizable</text:span></text:p>
          </table:table-cell>
          <table:table-cell table:style-name="Tabla3.A1" office:value-type="string">
            <text:p text:style-name="P24"><text:bookmark text:name="_heading=h.2jxsxqh"/><text:span text:style-name="T28">Describe o proxecto e as súas características de xeito detallado e propón </text:span><text:soft-page-break/><text:span text:style-name="T28">un guión de traballo adecuado</text:span></text:p>
          </table:table-cell>
          <table:table-cell table:style-name="Tabla3.F3" office:value-type="string">
            <text:p text:style-name="P24"><text:span text:style-name="T28">Anteproxecto</text:span></text:p>
          </table:table-cell>
          <table:table-cell table:style-name="Tabla3.G3" office:value-type="string">
            <text:p text:style-name="P26"><text:span text:style-name="T28">0,4</text:span></text:p>
          </table:table-cell>
        </table:table-row>
        <table:table-row table:style-name="Tabla3.1">
          <table:table-cell table:style-name="Tabla3.A1" office:value-type="string">
            <text:p text:style-name="P24"><text:span text:style-name="T28">Avaliación da viabilidade económica do proxecto: determináronse as obrigas fiscais, laborais e de prevención de riscos, e as súas condicións de aplicación, identificáronse posibles axudas ou subvencións</text:span></text:p>
          </table:table-cell>
          <table:table-cell table:style-name="Tabla3.A1" office:value-type="string">
            <text:p text:style-name="P24"><text:span text:style-name="T28">Omite ou desenvolve incorrectamente dous ou máis apartados</text:span></text:p>
          </table:table-cell>
          <table:table-cell table:style-name="Tabla3.A1" office:value-type="string">
            <text:p text:style-name="P24"><text:span text:style-name="T28">Desenvolve incorrectamente un apartado</text:span></text:p>
          </table:table-cell>
          <table:table-cell table:style-name="Tabla3.A1" office:value-type="string">
            <text:p text:style-name="P24"><text:span text:style-name="T28">Desenvolve de xeito satisfactorio todos os apartados</text:span></text:p>
          </table:table-cell>
          <table:table-cell table:style-name="Tabla3.A1" office:value-type="string">
            <text:p text:style-name="P24"><text:span text:style-name="T28">Desenvolve en profundidade todos os apartados</text:span></text:p>
          </table:table-cell>
          <table:table-cell table:style-name="Tabla3.F3" office:value-type="string">
            <text:p text:style-name="P24"><text:span text:style-name="T28">Análise</text:span></text:p>
          </table:table-cell>
          <table:table-cell table:style-name="Tabla3.G3" office:value-type="string">
            <text:p text:style-name="P26"><text:span text:style-name="T28">0,3</text:span></text:p>
          </table:table-cell>
        </table:table-row>
        <table:table-row table:style-name="Tabla3.1">
          <table:table-cell table:style-name="Tabla3.A1" office:value-type="string">
            <text:p text:style-name="P24"><text:span text:style-name="T28">Avaliación da viabilidade técnica do proxecto: documentación e análisis das tecnoloxías, ferramentas e metodoloxías a empregar, así como dos aspectos máis salientables do proxecto</text:span></text:p>
          </table:table-cell>
          <table:table-cell table:style-name="Tabla3.A1" office:value-type="string">
            <text:p text:style-name="P24"><text:span text:style-name="T28">Non se realiza ningún estudo da viabilidade técnica e das tecnoloxías a empregar. Non hai xustificación algunha sobre as tecnoloxías usadas.</text:span></text:p>
          </table:table-cell>
          <table:table-cell table:style-name="Tabla3.A1" office:value-type="string">
            <text:p text:style-name="P24"><text:span text:style-name="T28">Comenta brevemente e sen profundade as tecnoloxías que usa. Non realiza un estudo da viabilidade do proxecto, das posibilidades e o porqué da elección.</text:span></text:p>
          </table:table-cell>
          <table:table-cell table:style-name="Tabla3.A1" office:value-type="string">
            <text:p text:style-name="P24"><text:span text:style-name="T28">Realiza un estudo incompleto da viabilidade técnica do proxecto ou non xustifica a elección tomada</text:span></text:p>
          </table:table-cell>
          <table:table-cell table:style-name="Tabla3.A1" office:value-type="string">
            <text:p text:style-name="P24"><text:span text:style-name="T28">Realiza un estudo completo e detallado da viabilidade técnica do proxecto. Xustifica a elección a usar.</text:span></text:p>
          </table:table-cell>
          <table:table-cell table:style-name="Tabla3.F3" office:value-type="string">
            <text:p text:style-name="P24"><text:span text:style-name="T28">Análise</text:span></text:p>
          </table:table-cell>
          <table:table-cell table:style-name="Tabla3.G3" office:value-type="string">
            <text:p text:style-name="P26"><text:span text:style-name="T28">0,4</text:span></text:p>
          </table:table-cell>
        </table:table-row>
        <table:table-row table:style-name="Tabla3.1">
          <table:table-cell table:style-name="Tabla3.A1" office:value-type="string">
            <text:p text:style-name="P24"><text:span text:style-name="T28">Análise de riscos: Identificáronse as necesidades de permisos e autorizacións para levar a cabo as actividades, identificáronse os riscos inherentes á execución, e definiuse o plan de prevención de riscos, así como os medios e os equipamentos necesarios</text:span></text:p>
          </table:table-cell>
          <table:table-cell table:style-name="Tabla3.A1" office:value-type="string">
            <text:p text:style-name="P24"><text:span text:style-name="T28">Non se teñen en conta en absoluto os riscos e necesidades a ter en conta para acadar con éxito os obxectivos do proxecto</text:span></text:p>
          </table:table-cell>
          <table:table-cell table:style-name="Tabla3.A1" office:value-type="string">
            <text:p text:style-name="P24"><text:span text:style-name="T28">A identificación de riscos e interesados, e as propostas realizadas para minimizar o seu impacto negativo son claramente insuficientes</text:span></text:p>
          </table:table-cell>
          <table:table-cell table:style-name="Tabla3.A1" office:value-type="string">
            <text:p text:style-name="P24"><text:span text:style-name="T28">Téñense en conta os riscos e interesados, e se levan a cabo accións encamiñadas a reducir riscos e involucrar aos interesados, pero non se teñen en conta aspectos relevantes que afectarán a acadar con éxito os obxectivos do proxecto</text:span></text:p>
          </table:table-cell>
          <table:table-cell table:style-name="Tabla3.A1" office:value-type="string">
            <text:p text:style-name="P24"><text:span text:style-name="T28">Identifícanse os interesados e os riscos inherentes ao proxecto. Faise unha previsión para tratar de paliar os efectos adversos que éstes poidan ter no proxecto e de potenciar os efectos positivos</text:span></text:p>
          </table:table-cell>
          <table:table-cell table:style-name="Tabla3.F3" office:value-type="string">
            <text:p text:style-name="P24"><text:span text:style-name="T28">Análise</text:span></text:p>
          </table:table-cell>
          <table:table-cell table:style-name="Tabla3.G3" office:value-type="string">
            <text:p text:style-name="P26"><text:span text:style-name="T28">0,2</text:span></text:p>
          </table:table-cell>
        </table:table-row>
        <table:table-row table:style-name="Tabla3.1">
          <table:table-cell table:style-name="Tabla3.A9" table:number-rows-spanned="4" office:value-type="string">
            <text:p text:style-name="P24"><text:span text:style-name="T28">Planificación do proxecto: definición de obxectivos, especificación de alcance, identificación das actividades do proxecto e secuenciación das mesmas, planificación de asignación de recursos materiais e humanos e tempos de execución</text:span></text:p>
          </table:table-cell>
          <table:table-cell table:style-name="Tabla3.B9" office:value-type="string">
            <text:p text:style-name="P24"><text:span text:style-name="T28">O proxecto non inclúe unha definición de obxectivos claros</text:span></text:p>
          </table:table-cell>
          <table:table-cell table:style-name="Tabla3.B9" office:value-type="string">
            <text:p text:style-name="P24"><text:span text:style-name="T28">Defínense uns obxectivos pero son vagos ou difícilmente alcanzables</text:span></text:p>
          </table:table-cell>
          <table:table-cell table:style-name="Tabla3.B9" office:value-type="string">
            <text:p text:style-name="P24"><text:span text:style-name="T28">Indícanse os obxectivos do proxecto pero estes son pouco realistas ou non teñen relación coa oportunidade de negocio detectada</text:span></text:p>
          </table:table-cell>
          <table:table-cell table:style-name="Tabla3.B9" office:value-type="string">
            <text:p text:style-name="P24"><text:span text:style-name="T28">Os obxectivos indicados son realistas, alcanzables e contribúen a paliar a necesidade detectada que da lugar ao proxecto</text:span></text:p>
          </table:table-cell>
          <table:table-cell table:style-name="Tabla3.B9" office:value-type="string">
            <text:p text:style-name="P24"><text:span text:style-name="T28">Planificación</text:span></text:p>
          </table:table-cell>
          <table:table-cell table:style-name="Tabla3.G9" office:value-type="string">
            <text:p text:style-name="P26"><text:span text:style-name="T28">0,3</text:span></text:p>
          </table:table-cell>
        </table:table-row>
        <table:table-row table:style-name="Tabla3.1">
          <table:covered-table-cell table:style-name="Tabla3.A9"/>
          <table:table-cell table:style-name="Tabla3.B9" office:value-type="string">
            <text:p text:style-name="P24"><text:span text:style-name="T28">Non se indican os requisitos que debe ter en conta o proxecto</text:span></text:p>
          </table:table-cell>
          <table:table-cell table:style-name="Tabla3.B9" office:value-type="string">
            <text:p text:style-name="P24"><text:span text:style-name="T28">Especifícanse uns requisitos pero son claramente insuficientes ou non teñen relación algunha cos obxectivos do proxecto</text:span></text:p>
          </table:table-cell>
          <table:table-cell table:style-name="Tabla3.B9" office:value-type="string">
            <text:p text:style-name="P24"><text:span text:style-name="T28">Os requisitos identificados son correctos pero insuficientes</text:span></text:p>
          </table:table-cell>
          <table:table-cell table:style-name="Tabla3.B9" office:value-type="string">
            <text:p text:style-name="P24"><text:span text:style-name="T28">O proxecto inclúe unha definición de requisitos adecuada, aliñada cos obxectivos do mesmo e coherente coas actividades que se van levar a cabo</text:span></text:p>
          </table:table-cell>
          <table:table-cell table:style-name="Tabla3.B9" office:value-type="string">
            <text:p text:style-name="P24"><text:span text:style-name="T28">Planificación</text:span></text:p>
          </table:table-cell>
          <table:table-cell table:style-name="Tabla3.G9" office:value-type="string">
            <text:p text:style-name="P26"><text:span text:style-name="T28">0,3</text:span></text:p>
          </table:table-cell>
        </table:table-row>
        <table:table-row table:style-name="Tabla3.1">
          <table:covered-table-cell table:style-name="Tabla3.A9"/>
          <table:table-cell table:style-name="Tabla3.B9" office:value-type="string">
            <text:p text:style-name="P24"><text:span text:style-name="T28">Non se identifican as actividades do proxecto</text:span></text:p>
          </table:table-cell>
          <table:table-cell table:style-name="Tabla3.B9" office:value-type="string">
            <text:p text:style-name="P24"><text:span text:style-name="T28">Identifícanse algunhas actividades pero omítense tarefas relevantes para a realización do proxecto</text:span></text:p>
          </table:table-cell>
          <table:table-cell table:style-name="Tabla3.B9" office:value-type="string">
            <text:p text:style-name="P24"><text:span text:style-name="T28">Idnetifícanse correctamente as actividades pero a súa secuenciación ou a súa temporalización están pouco meditadas</text:span></text:p>
          </table:table-cell>
          <table:table-cell table:style-name="Tabla3.B9" office:value-type="string">
            <text:p text:style-name="P24"><text:span text:style-name="T28">Indentifícanse todas as actividades relevantes do proxecto e a súa secuenciación e temporalización é coherente e ben xustificada</text:span></text:p>
          </table:table-cell>
          <table:table-cell table:style-name="Tabla3.B9" office:value-type="string">
            <text:p text:style-name="P24"><text:span text:style-name="T28">Planificación</text:span></text:p>
          </table:table-cell>
          <table:table-cell table:style-name="Tabla3.G9" office:value-type="string">
            <text:p text:style-name="P26"><text:span text:style-name="T28">0,5</text:span></text:p>
          </table:table-cell>
        </table:table-row>
        <table:table-row table:style-name="Tabla3.1">
          <table:covered-table-cell table:style-name="Tabla3.A9"/>
          <table:table-cell table:style-name="Tabla3.F3" office:value-type="string">
            <text:p text:style-name="P24"><text:span text:style-name="T28">Non se ten en conta que o proxecto require recursos, tanto materiais como humanos, para o seu desenvolvemento</text:span></text:p>
          </table:table-cell>
          <table:table-cell table:style-name="Tabla3.F3" office:value-type="string">
            <text:p text:style-name="P24"><text:span text:style-name="T28">Realízase unha asignación de recursos moi vaga ou pouco realista</text:span></text:p>
          </table:table-cell>
          <table:table-cell table:style-name="Tabla3.F3" office:value-type="string">
            <text:p text:style-name="P24"><text:span text:style-name="T28">Identifícanse de forma xeral os recursos necesarios pero con lagunas relevantes ou ben se realiza unha asignación dos recursos pouco eficiente</text:span></text:p>
          </table:table-cell>
          <table:table-cell table:style-name="Tabla3.F3" office:value-type="string">
            <text:p text:style-name="P24"><text:span text:style-name="T28">Identifícanse correctamente todos os recursos necesarios e a asignación realizada é coherente</text:span></text:p>
          </table:table-cell>
          <table:table-cell table:style-name="Tabla3.F3" office:value-type="string">
            <text:p text:style-name="P24"><text:span text:style-name="T28">Planificación</text:span></text:p>
          </table:table-cell>
          <table:table-cell table:style-name="Tabla3.G3" office:value-type="string">
            <text:p text:style-name="P26"><text:span text:style-name="T28">0,2</text:span></text:p>
          </table:table-cell>
        </table:table-row>
        <table:table-row table:style-name="Tabla3.1">
          <table:table-cell table:style-name="Tabla3.F3" office:value-type="string">
            <text:p text:style-name="P24"><text:span text:style-name="T28">Elaborouse un orzamento: prevíronse os recursos materiais e persoais necesarios, identificáronse as necesidades de financiamento para a súa posta en marcha.</text:span></text:p>
          </table:table-cell>
          <table:table-cell table:style-name="Tabla3.F3" office:value-type="string">
            <text:p text:style-name="P24"><text:span text:style-name="T28">Non se indica ningún dos gastos/inversións.</text:span></text:p>
          </table:table-cell>
          <table:table-cell table:style-name="Tabla3.F3" office:value-type="string">
            <text:p text:style-name="P24"><text:span text:style-name="T28">O orzamento só contempla algúns dos gastos/inversións pero non se xustifica como se calculan os importes.</text:span></text:p>
          </table:table-cell>
          <table:table-cell table:style-name="Tabla3.F3" office:value-type="string">
            <text:p text:style-name="P24"><text:span text:style-name="T28">O orzamento contempla algúns dos gastos máis importantes e xustifícase como se calculou o importe de cada apartado.</text:span></text:p>
          </table:table-cell>
          <table:table-cell table:style-name="Tabla3.F3" office:value-type="string">
            <text:p text:style-name="P24"><text:span text:style-name="T28">O orzamento contempla tódolos gastos e inversións, xustifica como se calculou o importe de cada un dos gastos/inversións e elabora táboas resumen que permiten coñecer o total dos gastos en diferentes períodos (por exemplo: </text:span><text:soft-page-break/><text:span text:style-name="T28">gastos mensuais, trimestrais, semestrais e anuais).</text:span></text:p>
          </table:table-cell>
          <table:table-cell table:style-name="Tabla3.F3" office:value-type="string">
            <text:p text:style-name="P24"><text:span text:style-name="T28">Planificación</text:span></text:p>
          </table:table-cell>
          <table:table-cell table:style-name="Tabla3.G3" office:value-type="string">
            <text:p text:style-name="P26"><text:span text:style-name="T28">0,35</text:span></text:p>
          </table:table-cell>
        </table:table-row>
        <table:table-row table:style-name="Tabla3.1">
          <table:table-cell table:style-name="Tabla3.A14" office:value-type="string">
            <text:p text:style-name="P24"><text:span text:style-name="T28">Deseño do proxecto: documentáronse os compoñentes do deseño do proxecto</text:span></text:p>
          </table:table-cell>
          <table:table-cell table:style-name="Tabla3.B14" office:value-type="string">
            <text:p text:style-name="P24"><text:span text:style-name="T28">Non elabora ningun tipo de documentación para o deseño do proxecto.</text:span></text:p>
          </table:table-cell>
          <table:table-cell table:style-name="Tabla3.B14" office:value-type="string">
            <text:p text:style-name="P24"><text:span text:style-name="T28">Omítense varias fases do deseño ou ben presentan erros importantes. A documentación elaborada é escasa e insuficiente.</text:span></text:p>
          </table:table-cell>
          <table:table-cell table:style-name="Tabla3.B14" office:value-type="string">
            <text:p text:style-name="P24"><text:span text:style-name="T28">Omítense fases do deseño na documentación ou algún dos diagramas ou configuracións aportados presentan erros significativos</text:span></text:p>
          </table:table-cell>
          <table:table-cell table:style-name="Tabla3.B14" office:value-type="string">
            <text:p text:style-name="P24"><text:span text:style-name="T28">Documéntanse adecuadamente cada unha das fases de deseño do proxecto, con diagramas que faciliten a súa comprensión e sen erros relevantes</text:span></text:p>
          </table:table-cell>
          <table:table-cell table:style-name="Tabla3.B14" office:value-type="string">
            <text:p text:style-name="P24"><text:span text:style-name="T28">Deseño</text:span></text:p>
          </table:table-cell>
          <table:table-cell table:style-name="Tabla3.G14" office:value-type="string">
            <text:p text:style-name="P26"><text:span text:style-name="T28">1,5</text:span></text:p>
          </table:table-cell>
        </table:table-row>
        <table:table-row table:style-name="Tabla3.1">
          <table:table-cell table:style-name="Tabla3.A1" office:value-type="string">
            <text:p text:style-name="P24"><text:span text:style-name="T28">Calidade: Identificáronse os aspectos que compre controlar para garantir a calidade do proxecto, determináronse os procedementos de actuación ou execución das actividades, estableceuse un sistema para garantir o cumprimento do prego de condicións do proxecto, cando este exista</text:span></text:p>
          </table:table-cell>
          <table:table-cell table:style-name="Tabla3.A1" office:value-type="string">
            <text:p text:style-name="P24"><text:span text:style-name="T28">Non se consideran en absoluto aspectos referentes á calidade do proxecto</text:span></text:p>
          </table:table-cell>
          <table:table-cell table:style-name="Tabla3.A1" office:value-type="string">
            <text:p text:style-name="P24"><text:span text:style-name="T28">Identifícase algún indicador de calidade pero é claramente insuficiente</text:span></text:p>
          </table:table-cell>
          <table:table-cell table:style-name="Tabla3.A1" office:value-type="string">
            <text:p text:style-name="P24"><text:span text:style-name="T28">Considéranse varios aspectos a ter en conta para garantir a calidade do proxecto pero omítense aspectos relevantes</text:span></text:p>
          </table:table-cell>
          <table:table-cell table:style-name="Tabla3.A1" office:value-type="string">
            <text:p text:style-name="P24"><text:span text:style-name="T28">Considéranse os aspectos a ter en conta para garantir a calidade do proxecto</text:span></text:p>
          </table:table-cell>
          <table:table-cell table:style-name="Tabla3.F3" office:value-type="string">
            <text:p text:style-name="P24"><text:span text:style-name="T28">Deseño</text:span></text:p>
          </table:table-cell>
          <table:table-cell table:style-name="Tabla3.G3" office:value-type="string">
            <text:p text:style-name="P26"><text:span text:style-name="T28">0,15</text:span></text:p>
          </table:table-cell>
        </table:table-row>
        <table:table-row table:style-name="Tabla3.1">
          <table:table-cell table:style-name="Tabla3.A16" office:value-type="string">
            <text:p text:style-name="P24"><text:span text:style-name="T28">Instalación e mantemento: Elaborouse un manual de instalación e configuración, definiuse o procedemento de avaliación das actividades ou das intervencións. Definiuse o procedemento para a avaliación das incidencias que poidan presentarse durante a realización das actividades, a súa posible solución e o seu rexistro. Definiuse o procedemento para xestionar os posibles cambios nos recursos e nas actividades, incluíndo o sistema para o seu rexistro</text:span></text:p>
          </table:table-cell>
          <table:table-cell table:style-name="Tabla3.B16" office:value-type="string">
            <text:p text:style-name="P24"><text:span text:style-name="T28">Non se elabora o manual de instalación e mantemento.</text:span></text:p>
          </table:table-cell>
          <table:table-cell table:style-name="Tabla3.C16" office:value-type="string">
            <text:p text:style-name="P24"><text:span text:style-name="T28">Non elabora algún dos dous manuais ou a calidade dos mesmos é deficiente</text:span></text:p>
          </table:table-cell>
          <table:table-cell table:style-name="Tabla3.D16" office:value-type="string">
            <text:p text:style-name="P24"><text:span text:style-name="T28">Elaboranse ambos manuais pero algún deles non contempla todo o proceso correspondente.</text:span></text:p>
          </table:table-cell>
          <table:table-cell table:style-name="Tabla3.E16" office:value-type="string">
            <text:p text:style-name="P24"><text:span text:style-name="T28">Elabora o manual de instalación e o de mantemento detallando todas as tarefas necesarias para a correcta instalación e posterior mantemento do sistema.</text:span></text:p>
          </table:table-cell>
          <table:table-cell table:style-name="Tabla3.F16" office:value-type="string">
            <text:p text:style-name="P24"><text:span text:style-name="T28">Implantación</text:span></text:p>
          </table:table-cell>
          <table:table-cell table:style-name="Tabla3.G16" office:value-type="string">
            <text:p text:style-name="P26"><text:span text:style-name="T28">0,8</text:span></text:p>
          </table:table-cell>
        </table:table-row>
        <table:table-row table:style-name="Tabla3.1">
          <table:table-cell table:style-name="Tabla3.A17" office:value-type="string">
            <text:p text:style-name="P24"><text:span text:style-name="T28">Ten en conta a seguridade</text:span></text:p>
          </table:table-cell>
          <table:table-cell table:style-name="Tabla3.B17" office:value-type="string">
            <text:p text:style-name="P24"><text:span text:style-name="T28">O proxecto debe ter en consideración aspectos importantes relativos á seguridade que non se teñen en conta</text:span></text:p>
          </table:table-cell>
          <table:table-cell table:style-name="Tabla3.C17" office:value-type="string">
            <text:p text:style-name="P24"><text:span text:style-name="T28">Identifícanse os aspectos relacionados coa seguridade pero non se aporta unha solución adecuada para eles</text:span></text:p>
          </table:table-cell>
          <table:table-cell table:style-name="Tabla3.D17" office:value-type="string">
            <text:p text:style-name="P24"><text:span text:style-name="T28">Considéranse e ofrécense solucións para os aspectos máis básicos relacionados coa seguridade pero omítense cuestións importantes que un técnico debería ter en conta</text:span></text:p>
          </table:table-cell>
          <table:table-cell table:style-name="Tabla3.E17" office:value-type="string">
            <text:p text:style-name="P24"><text:span text:style-name="T28">Analízanse todos os aspectos do proxecto relativos á seguridade e ofrécese unha solución para cada un deles</text:span></text:p>
          </table:table-cell>
          <table:table-cell table:style-name="Tabla3.F16" office:value-type="string">
            <text:p text:style-name="P24"><text:span text:style-name="T28">Implantación</text:span></text:p>
          </table:table-cell>
          <table:table-cell table:style-name="Tabla3.G16" office:value-type="string">
            <text:p text:style-name="P26"><text:span text:style-name="T28">0,2</text:span></text:p>
          </table:table-cell>
        </table:table-row>
        <table:table-row table:style-name="Tabla3.1">
          <table:table-cell table:style-name="Tabla3.A18" office:value-type="string">
            <text:p text:style-name="P24"><text:span text:style-name="T28">Mellora continua: propoñense melloras, planificouse a avaliación das actividades do proxecto, procedimentouse a obtención de feedback por parte de usuarios ou clientes.</text:span></text:p>
          </table:table-cell>
          <table:table-cell table:style-name="Tabla3.B18" office:value-type="string">
            <text:p text:style-name="P24"><text:span text:style-name="T28">Non considera a posibilidade de realizar ou propor melloras</text:span></text:p>
          </table:table-cell>
          <table:table-cell table:style-name="Tabla3.C18" office:value-type="string">
            <text:p text:style-name="P24"><text:span text:style-name="T28">Realiza algunha suxerencia de mellora pero pouco realista ou pouco relevante, e non ten en conta a posibilidade de feedback por parte dos usuarios ou clientes</text:span></text:p>
          </table:table-cell>
          <table:table-cell table:style-name="Tabla3.D18" office:value-type="string">
            <text:p text:style-name="P24"><text:span text:style-name="T28">Realiza varias suxestións de mellora razonables pero non considera a posibilidade de avaliar as actividades do proxecto ou de obter feedback por parte dos usuarios ou clientes</text:span></text:p>
          </table:table-cell>
          <table:table-cell table:style-name="Tabla3.E18" office:value-type="string">
            <text:p text:style-name="P24"><text:span text:style-name="T28">Propón melloras axeitadas e mecanismos para avaliar as actividades do proxecto ou recabar a opinión de usuarios ou clientes</text:span></text:p>
          </table:table-cell>
          <table:table-cell table:style-name="Tabla3.F16" office:value-type="string">
            <text:p text:style-name="P24"><text:span text:style-name="T28">Implantación</text:span></text:p>
          </table:table-cell>
          <table:table-cell table:style-name="Tabla3.G16" office:value-type="string">
            <text:p text:style-name="P26"><text:span text:style-name="T28">0,2</text:span></text:p>
          </table:table-cell>
        </table:table-row>
        <table:table-row table:style-name="Tabla3.1">
          <table:table-cell table:style-name="Tabla3.A19" table:number-rows-spanned="2" office:value-type="string">
            <text:p text:style-name="P24"><text:span text:style-name="T28">Exposición da presentación (estrutura e organización da presentación, claridade na exposición, fai foco no importante, …)</text:span></text:p>
          </table:table-cell>
          <table:table-cell table:style-name="Tabla3.B19" office:value-type="string">
            <text:p text:style-name="P24"><text:span text:style-name="T28">A presentación está pouco traballada, os contidos son disconexos e non aclaran o contido do proxecto</text:span></text:p>
          </table:table-cell>
          <table:table-cell table:style-name="Tabla3.C19" office:value-type="string">
            <text:p text:style-name="P24"><text:span text:style-name="T28">A organización dos contidos non sigue un orde claro ou fai foco es aspectos pouco relevantes omitindo o importante</text:span></text:p>
          </table:table-cell>
          <table:table-cell table:style-name="Tabla3.D19" office:value-type="string">
            <text:p text:style-name="P24"><text:span text:style-name="T28">Os contidos expostos están correctamente organizados pero omite aspectos relevantes do proxecto ou deixa lugar a dúbidas</text:span></text:p>
          </table:table-cell>
          <table:table-cell table:style-name="Tabla3.E19" office:value-type="string">
            <text:p text:style-name="P24"><text:span text:style-name="T28">A presentación elaborada explica de maneira clara, concisa e ordenada as decisións tomadas, facendo foco nos aspectos máis importantes e resaltables do proxecto.</text:span></text:p>
          </table:table-cell>
          <table:table-cell table:style-name="Tabla3.F16" office:value-type="string">
            <text:p text:style-name="P24"><text:span text:style-name="T28">Presentación</text:span></text:p>
          </table:table-cell>
          <table:table-cell table:style-name="Tabla3.G16" office:value-type="string">
            <text:p text:style-name="P26"><text:span text:style-name="T28">0,6</text:span></text:p>
          </table:table-cell>
        </table:table-row>
        <table:table-row table:style-name="Tabla3.1">
          <table:covered-table-cell table:style-name="Tabla3.A20"/>
          <table:table-cell table:style-name="Tabla3.B20" office:value-type="string">
            <text:p text:style-name="P24"><text:span text:style-name="T28">A exposición vese pouco preparada, é imprecisa e incoherente e ten dúbidas ao responder ás preguntas realizadas polo tribunal</text:span></text:p>
          </table:table-cell>
          <table:table-cell table:style-name="Tabla3.C20" office:value-type="string">
            <text:p text:style-name="P24"><text:span text:style-name="T28">Realiza unha exposición e defensa do proxecto correctas pero non explica adecuadamente os contidos ou as respostas ofrecidas non son moi adecuadas</text:span></text:p>
          </table:table-cell>
          <table:table-cell table:style-name="Tabla3.D20" office:value-type="string">
            <text:p text:style-name="P24"><text:span text:style-name="T28">Realiza unhas boas exposición e defensa do proxecto pero non explica claramente todos os aspectos salientables do proxecto ou non se axusta ao tempo dispoñible</text:span></text:p>
          </table:table-cell>
          <table:table-cell table:style-name="Tabla3.E20" office:value-type="string">
            <text:p text:style-name="P24"><text:span text:style-name="T28">Expón adecuadamente o proxecto, responde correctamente as dúbidas do tribunal (ou non ha lugar a dúbidas) e se axusta ao tempo dispoñible</text:span></text:p>
          </table:table-cell>
          <table:table-cell table:style-name="Tabla3.F16" office:value-type="string">
            <text:p text:style-name="P24"><text:span text:style-name="T28">Presentación</text:span></text:p>
          </table:table-cell>
          <table:table-cell table:style-name="Tabla3.G16" office:value-type="string">
            <text:p text:style-name="P26"><text:span text:style-name="T28">0,35</text:span></text:p>
          </table:table-cell>
        </table:table-row>
        <table:table-row table:style-name="Tabla3.1">
          <table:table-cell table:style-name="Tabla3.A21" office:value-type="string">
            <text:p text:style-name="P24"><text:span text:style-name="T28">Xustificación das decisións </text:span><text:soft-page-break/><text:span text:style-name="T28">tomadas</text:span></text:p>
          </table:table-cell>
          <table:table-cell table:style-name="Tabla3.B21" office:value-type="string">
            <text:p text:style-name="P24"><text:span text:style-name="T28">Non xustifica as </text:span><text:soft-page-break/><text:span text:style-name="T28">decisións tomadas</text:span></text:p>
          </table:table-cell>
          <table:table-cell table:style-name="Tabla3.C21" office:value-type="string">
            <text:p text:style-name="P24"><text:span text:style-name="T28">Non se explica </text:span><text:soft-page-break/><text:span text:style-name="T28">correctamente ou non fundamenta correctamente as súas decisións.</text:span></text:p>
          </table:table-cell>
          <table:table-cell table:style-name="Tabla3.D21" office:value-type="string">
            <text:p text:style-name="P24"><text:span text:style-name="T28">Fundamenta as decisións </text:span><text:soft-page-break/><text:span text:style-name="T28">tomadas pero comete erros, ben por descoñecemento ou por calquera outro motivo.</text:span></text:p>
          </table:table-cell>
          <table:table-cell table:style-name="Tabla3.E21" office:value-type="string">
            <text:p text:style-name="P24"><text:span text:style-name="T28">Medítanse e xustifícanse </text:span><text:soft-page-break/><text:span text:style-name="T28">adecuadamente todas as decisións tomadas</text:span></text:p>
          </table:table-cell>
          <table:table-cell table:style-name="Tabla3.F16" office:value-type="string">
            <text:p text:style-name="P24"><text:span text:style-name="T28">Docume</text:span><text:soft-page-break/><text:span text:style-name="T28">ntación final<text:line-break/>Presentación</text:span></text:p>
          </table:table-cell>
          <table:table-cell table:style-name="Tabla3.G16" office:value-type="string">
            <text:p text:style-name="P26"><text:span text:style-name="T28">1</text:span></text:p>
          </table:table-cell>
        </table:table-row>
        <table:table-row table:style-name="Tabla3.1">
          <table:table-cell table:style-name="Tabla3.A22" office:value-type="string">
            <text:p text:style-name="P24"><text:span text:style-name="T28">Rigor técnico da proposta</text:span></text:p>
          </table:table-cell>
          <table:table-cell table:style-name="Tabla3.B22" office:value-type="string">
            <text:p text:style-name="P24"><text:span text:style-name="T28">A proposta carece do mais mínimo rigor técnico</text:span></text:p>
          </table:table-cell>
          <table:table-cell table:style-name="Tabla3.C22" office:value-type="string">
            <text:p text:style-name="P24"><text:span text:style-name="T28">A documentación entregada é pouco rigurosa</text:span></text:p>
          </table:table-cell>
          <table:table-cell table:style-name="Tabla3.D22" office:value-type="string">
            <text:p text:style-name="P24"><text:span text:style-name="T28">A documentación técnica do proxecto é adecuada pero a linguaxe empregada non é a máis axeitada</text:span></text:p>
          </table:table-cell>
          <table:table-cell table:style-name="Tabla3.E22" office:value-type="string">
            <text:p text:style-name="P24"><text:span text:style-name="T28">A documentación do proxecto é rigurosa e emprega unha linguaxe técnica e axeitada</text:span></text:p>
          </table:table-cell>
          <table:table-cell table:style-name="Tabla3.F16" office:value-type="string">
            <text:p text:style-name="P24"><text:span text:style-name="T28">Documentación final</text:span></text:p>
          </table:table-cell>
          <table:table-cell table:style-name="Tabla3.G16" office:value-type="string">
            <text:p text:style-name="P26"><text:span text:style-name="T28">0,25</text:span></text:p>
          </table:table-cell>
        </table:table-row>
        <table:table-row table:style-name="Tabla3.1">
          <table:table-cell table:style-name="Tabla3.A23" office:value-type="string">
            <text:p text:style-name="P24"><text:span text:style-name="T28">Creatividade (prantexa un proxecto creativo, emprega solucións novedosas, tecnoloxías innovadoras, etc)</text:span></text:p>
          </table:table-cell>
          <table:table-cell table:style-name="Tabla3.B23" office:value-type="string">
            <text:p text:style-name="P24"><text:span text:style-name="T28">O proxecto non é creativo nin emprega tecnoloxías innovadoras</text:span></text:p>
          </table:table-cell>
          <table:table-cell table:style-name="Tabla3.C23" office:value-type="string">
            <text:p text:style-name="P24"><text:span text:style-name="T28">O proxecto emprega algunha tecnoloxía innovadora para unha pequena parte do mesmo</text:span></text:p>
          </table:table-cell>
          <table:table-cell table:style-name="Tabla3.D23" office:value-type="string">
            <text:p text:style-name="P24"><text:span text:style-name="T28">O proxecto é creativo ou emprega tecnoloxías innovadoras na meirande parte do mesmo.</text:span></text:p>
          </table:table-cell>
          <table:table-cell table:style-name="Tabla3.E23" office:value-type="string">
            <text:p text:style-name="P24"><text:span text:style-name="T28">O proxecto é creativo e emprega tecnoloxías innovadoras.</text:span></text:p>
          </table:table-cell>
          <table:table-cell table:style-name="Tabla3.F16" office:value-type="string">
            <text:p text:style-name="P24"><text:span text:style-name="T28">Documentación final</text:span></text:p>
          </table:table-cell>
          <table:table-cell table:style-name="Tabla3.G16" office:value-type="string">
            <text:p text:style-name="P26"><text:span text:style-name="T28">0,5</text:span></text:p>
          </table:table-cell>
        </table:table-row>
        <table:table-row table:style-name="Tabla3.1">
          <table:table-cell table:style-name="Tabla3.A24" office:value-type="string">
            <text:p text:style-name="P24"><text:span text:style-name="T28">Complexidade da solución</text:span></text:p>
          </table:table-cell>
          <table:table-cell table:style-name="Tabla3.B24" office:value-type="string">
            <text:p text:style-name="P24"><text:span text:style-name="T28">A solución proposta non é orixinal, non fai uso de diferentes tecnoloxías e a solución ofrecida é moi simple.</text:span></text:p>
          </table:table-cell>
          <table:table-cell table:style-name="Tabla3.C24" office:value-type="string">
            <text:p text:style-name="P24"><text:span text:style-name="T28">A solución proposta non é orixinal e ofrece unha solución simple que aborda poucas tecnoloxías diferentes</text:span></text:p>
          </table:table-cell>
          <table:table-cell table:style-name="Tabla3.D24" office:value-type="string">
            <text:p text:style-name="P24"><text:span text:style-name="T28">Propón unha solución orixinal e fai uso de diferentes tecnoloxías pero a solución non é especialmente complexa</text:span></text:p>
          </table:table-cell>
          <table:table-cell table:style-name="Tabla3.E24" office:value-type="string">
            <text:p text:style-name="P24"><text:span text:style-name="T28">A solución é orixinal, fai uso de diferentes tecnoloxías e a solución é complexa.</text:span></text:p>
          </table:table-cell>
          <table:table-cell table:style-name="Tabla3.F16" office:value-type="string">
            <text:p text:style-name="P24"><text:span text:style-name="T28">Documentación final</text:span></text:p>
          </table:table-cell>
          <table:table-cell table:style-name="Tabla3.G16" office:value-type="string">
            <text:p text:style-name="P26"><text:span text:style-name="T28">0,5</text:span></text:p>
          </table:table-cell>
        </table:table-row>
        <table:table-row table:style-name="Tabla3.1">
          <table:table-cell table:style-name="Tabla3.A25" office:value-type="string">
            <text:p text:style-name="P24"><text:span text:style-name="T28">Cumpre os fitos de entrega especificados e realiza o seguemento do proxecto</text:span></text:p>
          </table:table-cell>
          <table:table-cell table:style-name="Tabla3.B25" office:value-type="string">
            <text:p text:style-name="P24"><text:span text:style-name="T28">O alumno non realiza ningunha entrega ata a entrega final do proxecto</text:span></text:p>
          </table:table-cell>
          <table:table-cell table:style-name="Tabla3.C25" office:value-type="string">
            <text:p text:style-name="P24"><text:span text:style-name="T28">O alumno non realiza entregas intermedias ou as entrega fora de prazo</text:span></text:p>
          </table:table-cell>
          <table:table-cell table:style-name="Tabla3.D25" office:value-type="string">
            <text:p text:style-name="P24"><text:span text:style-name="T28">O alumno realiza todas as entregas intermedias pero incumple algún prazo</text:span></text:p>
          </table:table-cell>
          <table:table-cell table:style-name="Tabla3.E25" office:value-type="string">
            <text:p text:style-name="P24"><text:span text:style-name="T28">Cúmprense todos os prazos de entrega estipulados</text:span></text:p>
          </table:table-cell>
          <table:table-cell table:style-name="Tabla3.F16" office:value-type="string">
            <text:p text:style-name="P24"><text:span text:style-name="T28">Documentación final</text:span></text:p>
          </table:table-cell>
          <table:table-cell table:style-name="Tabla3.G16" office:value-type="string">
            <text:p text:style-name="P26"><text:span text:style-name="T28">0,5</text:span></text:p>
          </table:table-cell>
        </table:table-row>
      </table:table>
      <text:p text:style-name="P34"/>
      <text:list xml:id="list102951331246357" text:continue-numbering="true" text:style-name="WWNum3">
        <text:list-item>
          <text:list>
            <text:list-item>
              <text:list>
                <text:list-item>
                  <text:h text:style-name="P10" text:outline-level="2"><text:bookmark-start text:name="_Toc51671734"/><text:span text:style-name="T25">Rúbrica para proxectos de desenvolvemento</text:span><text:bookmark-end text:name="_Toc51671734"/></text:h>
                </text:list-item>
              </text:list>
            </text:list-item>
          </text:list>
        </text:list-item>
      </text:list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table:number-rows-spanned="2" office:value-type="string">
            <text:p text:style-name="P26"><text:span text:style-name="T26">Criterios de avaliación</text:span></text:p>
          </table:table-cell>
          <table:table-cell table:style-name="Tabla4.A1" table:number-columns-spanned="4" office:value-type="string">
            <text:p text:style-name="P26"><text:span text:style-name="T26">Niveis de logro</text:span></text:p>
          </table:table-cell>
          <table:covered-table-cell/>
          <table:covered-table-cell/>
          <table:covered-table-cell/>
          <table:table-cell table:style-name="Tabla4.F1" table:number-rows-spanned="2" office:value-type="string">
            <text:p text:style-name="P26"><text:span text:style-name="T26">Avalíase sobre</text:span></text:p>
          </table:table-cell>
          <table:table-cell table:style-name="Tabla4.G1" table:number-rows-spanned="2" office:value-type="string">
            <text:p text:style-name="P26"><text:span text:style-name="T26">Peso</text:span></text:p>
          </table:table-cell>
        </table:table-row>
        <table:table-row table:style-name="Tabla4.1">
          <table:covered-table-cell table:style-name="Tabla4.A2"/>
          <table:table-cell table:style-name="Tabla4.B2" office:value-type="string">
            <text:p text:style-name="P26"><draw:frame draw:style-name="fr2" draw:name="Imagen 5" text:anchor-type="as-char" svg:width="2.032cm" svg:height="0.466cm" draw:z-index="15"><draw:image xlink:href="Pictures/100000000000006000000016A9945DFD96497022.png" xlink:type="simple" xlink:show="embed" xlink:actuate="onLoad" draw:mime-type="image/png"/></draw:frame></text:p>
          </table:table-cell>
          <table:table-cell table:style-name="Tabla4.B2" office:value-type="string">
            <text:p text:style-name="P26"><draw:frame draw:style-name="fr2" draw:name="Imagen 7" text:anchor-type="as-char" svg:width="2.032cm" svg:height="0.423cm" draw:z-index="16"><draw:image xlink:href="Pictures/10000000000000600000001493740477EF7135D4.png" xlink:type="simple" xlink:show="embed" xlink:actuate="onLoad" draw:mime-type="image/png"/></draw:frame></text:p>
          </table:table-cell>
          <table:table-cell table:style-name="Tabla4.B2" office:value-type="string">
            <text:p text:style-name="P26"><draw:frame draw:style-name="fr2" draw:name="Imagen 8" text:anchor-type="as-char" svg:width="1.863cm" svg:height="0.487cm" draw:z-index="17"><draw:image xlink:href="Pictures/100000000000005800000017838BE76BD94542E3.png" xlink:type="simple" xlink:show="embed" xlink:actuate="onLoad" draw:mime-type="image/png"/></draw:frame></text:p>
          </table:table-cell>
          <table:table-cell table:style-name="Tabla4.B2" office:value-type="string">
            <text:p text:style-name="P26"><draw:frame draw:style-name="fr2" draw:name="Imagen 9" text:anchor-type="as-char" svg:width="1.926cm" svg:height="0.487cm" draw:z-index="18"><draw:image xlink:href="Pictures/100000000000005B0000001701C22C7E29A2A44C.png" xlink:type="simple" xlink:show="embed" xlink:actuate="onLoad" draw:mime-type="image/png"/></draw:frame></text:p>
          </table:table-cell>
          <table:covered-table-cell table:style-name="Tabla4.A2"/>
          <table:covered-table-cell table:style-name="Tabla4.G2"/>
        </table:table-row>
        <table:table-row table:style-name="Tabla4.1">
          <table:table-cell table:style-name="Tabla4.A3" office:value-type="string">
            <text:p text:style-name="P24"><text:span text:style-name="T28">Contextualización do proxecto: identifica as necesidades da empresa e as oportunidades de negocio.</text:span></text:p>
          </table:table-cell>
          <table:table-cell table:style-name="Tabla4.A3" office:value-type="string">
            <text:p text:style-name="P24"><text:span text:style-name="T28">Non se contextualizan os motivos que dan lugar ao proxecto</text:span></text:p>
          </table:table-cell>
          <table:table-cell table:style-name="Tabla4.A3" office:value-type="string">
            <text:p text:style-name="P24"><text:span text:style-name="T28">Xustifícase a motivación do proxecto pero este non responde a unha necesidade empresarial ou oportunidade de negocio</text:span></text:p>
          </table:table-cell>
          <table:table-cell table:style-name="Tabla4.A3" office:value-type="string">
            <text:p text:style-name="P24"><text:span text:style-name="T28">Detéctanse necesidades pero o proxecto proposto non resolve por completo as problemáticas detectadas</text:span></text:p>
          </table:table-cell>
          <table:table-cell table:style-name="Tabla4.A3" office:value-type="string">
            <text:p text:style-name="P24"><text:span text:style-name="T28">Detállanse adecuadamente as necesidades ou oportunidades de negocio que motivan a realización do proxecto</text:span></text:p>
          </table:table-cell>
          <table:table-cell table:style-name="Tabla4.A3" office:value-type="string">
            <text:p text:style-name="P24"><text:span text:style-name="T28">Anteproxecto</text:span></text:p>
          </table:table-cell>
          <table:table-cell table:style-name="Tabla4.G3" office:value-type="string">
            <text:p text:style-name="P26"><text:span text:style-name="T28">0,3</text:span></text:p>
          </table:table-cell>
        </table:table-row>
        <table:table-row table:style-name="Tabla4.1">
          <table:table-cell table:style-name="Tabla4.A3" office:value-type="string">
            <text:p text:style-name="P24"><text:span text:style-name="T28">Explicación do proxecto: identificouse o proxecto, determináronse as características específicas requiridas, elaborouse o guión de traballo para a elaboración do proxecto</text:span></text:p>
          </table:table-cell>
          <table:table-cell table:style-name="Tabla4.A3" office:value-type="string">
            <text:p text:style-name="P24"><text:span text:style-name="T28">Non se inclúe unha definición do alcance do proxecto adecuada e suficiente. Este requisito é necesario para a aprobación da programación do proxecto</text:span></text:p>
          </table:table-cell>
          <table:table-cell table:style-name="Tabla4.A3" office:value-type="string">
            <text:p text:style-name="P24"><text:span text:style-name="T28">Indícase unha definición do alcance adecuada pero non se determinan as características requiridas nin se elaborou un guión do traballo necesario para levalo a cabo</text:span></text:p>
          </table:table-cell>
          <table:table-cell table:style-name="Tabla4.A3" office:value-type="string">
            <text:p text:style-name="P24"><text:span text:style-name="T28">Defínese correctamente o alcance pero o guión de traballo proposto non é realista e realizable</text:span></text:p>
          </table:table-cell>
          <table:table-cell table:style-name="Tabla4.A3" office:value-type="string">
            <text:p text:style-name="P24"><text:span text:style-name="T28">Describe o proxecto e as súas características de xeito detallado e propón un guión de traballo adecuado</text:span></text:p>
          </table:table-cell>
          <table:table-cell table:style-name="Tabla4.A3" office:value-type="string">
            <text:p text:style-name="P24"><text:span text:style-name="T28">Anteproxecto</text:span></text:p>
          </table:table-cell>
          <table:table-cell table:style-name="Tabla4.G3" office:value-type="string">
            <text:p text:style-name="P26"><text:span text:style-name="T28">0,6</text:span></text:p>
          </table:table-cell>
        </table:table-row>
        <table:table-row table:style-name="Tabla4.1">
          <table:table-cell table:style-name="Tabla4.A3" office:value-type="string">
            <text:p text:style-name="P24"><text:span text:style-name="T28">Avaliación da viabilidade económica do proxecto: determináronse as obrigas fiscais, laborais e de prevención de riscos, e as súas condicións de aplicación, identificáronse posibles axudas ou subvencións</text:span></text:p>
          </table:table-cell>
          <table:table-cell table:style-name="Tabla4.A3" office:value-type="string">
            <text:p text:style-name="P24"><text:span text:style-name="T28">Omite ou desenvolve incorrectamente dous ou máis apartados</text:span></text:p>
          </table:table-cell>
          <table:table-cell table:style-name="Tabla4.A3" office:value-type="string">
            <text:p text:style-name="P24"><text:span text:style-name="T28">Desenvolve incorrectamente un apartado</text:span></text:p>
          </table:table-cell>
          <table:table-cell table:style-name="Tabla4.A3" office:value-type="string">
            <text:p text:style-name="P24"><text:span text:style-name="T28">Desenvolve de xeito satisfactorio todos os apartados</text:span></text:p>
          </table:table-cell>
          <table:table-cell table:style-name="Tabla4.A3" office:value-type="string">
            <text:p text:style-name="P24"><text:span text:style-name="T28">Desenvolve en profundidade todos os apartados</text:span></text:p>
          </table:table-cell>
          <table:table-cell table:style-name="Tabla4.A3" office:value-type="string">
            <text:p text:style-name="P24"><text:span text:style-name="T28">Análise</text:span></text:p>
          </table:table-cell>
          <table:table-cell table:style-name="Tabla4.G3" office:value-type="string">
            <text:p text:style-name="P26"><text:span text:style-name="T28">0,1</text:span></text:p>
          </table:table-cell>
        </table:table-row>
        <table:table-row table:style-name="Tabla4.1">
          <table:table-cell table:style-name="Tabla4.A3" office:value-type="string">
            <text:p text:style-name="P24"><text:span text:style-name="T28">Avaliación da viabilidade técnica do proxecto: documentación e análisis das tecnoloxías, ferramentas e metodoloxías a empregar, así como dos aspectos máis salientables do proxecto</text:span></text:p>
          </table:table-cell>
          <table:table-cell table:style-name="Tabla4.A3" office:value-type="string">
            <text:p text:style-name="P24"><text:span text:style-name="T28">Non se realiza ningún estudo da viabilidade técnica e das tecnoloxías a empregar. Non hai xustificación algunha sobre as </text:span><text:soft-page-break/><text:span text:style-name="T28">tecnoloxías usadas.</text:span></text:p>
          </table:table-cell>
          <table:table-cell table:style-name="Tabla4.A3" office:value-type="string">
            <text:p text:style-name="P24"><text:span text:style-name="T28">Comenta brevemente e sen profundade as tecnoloxías que usa. Non realiza un estudo da viabilidade do </text:span><text:soft-page-break/><text:span text:style-name="T28">proxecto, das posibilidades e o porqué da elección.</text:span></text:p>
          </table:table-cell>
          <table:table-cell table:style-name="Tabla4.A3" office:value-type="string">
            <text:p text:style-name="P24"><text:span text:style-name="T28">Realiza un estudo incompleto da viabilidade técnica do proxecto ou non xustifica a elección tomada</text:span></text:p>
          </table:table-cell>
          <table:table-cell table:style-name="Tabla4.A3" office:value-type="string">
            <text:p text:style-name="P24"><text:span text:style-name="T28">Realiza un estudo completo e detallado da viabilidade técnica do proxecto. Xustifica a elección a usar.</text:span></text:p>
          </table:table-cell>
          <table:table-cell table:style-name="Tabla4.A3" office:value-type="string">
            <text:p text:style-name="P24"><text:span text:style-name="T28">Análise</text:span></text:p>
          </table:table-cell>
          <table:table-cell table:style-name="Tabla4.G3" office:value-type="string">
            <text:p text:style-name="P26"><text:span text:style-name="T28">0,3</text:span></text:p>
          </table:table-cell>
        </table:table-row>
        <table:table-row table:style-name="Tabla4.1">
          <table:table-cell table:style-name="Tabla4.A3" table:number-rows-spanned="4" office:value-type="string">
            <text:p text:style-name="P24"><text:span text:style-name="T28">Planificación do proxecto: definición de obxectivos, especificación de alcance, identificación das actividades do proxecto e secuenciación das mesmas, planificación de asignación de recursos materiais e humanos e tempos de execución</text:span></text:p>
          </table:table-cell>
          <table:table-cell table:style-name="Tabla4.A3" office:value-type="string">
            <text:p text:style-name="P24"><text:span text:style-name="T28">O proxecto non inclúe unha definición de obxectivos clara</text:span></text:p>
          </table:table-cell>
          <table:table-cell table:style-name="Tabla4.A3" office:value-type="string">
            <text:p text:style-name="P24"><text:span text:style-name="T28">Defínense uns obxectivos pero son vagos ou difícilmente alcanzables</text:span></text:p>
          </table:table-cell>
          <table:table-cell table:style-name="Tabla4.A3" office:value-type="string">
            <text:p text:style-name="P24"><text:span text:style-name="T28">Indícanse os obxectivos do proxecto pero estes son pouco realistas ou non teñen relación coa oportunidade de negocio detectada</text:span></text:p>
          </table:table-cell>
          <table:table-cell table:style-name="Tabla4.A3" office:value-type="string">
            <text:p text:style-name="P24"><text:span text:style-name="T28">Os obxectivos indicados son realistas, alcanzables e contribúen a paliar a necesidade detectada que da lugar ao proxecto</text:span></text:p>
          </table:table-cell>
          <table:table-cell table:style-name="Tabla4.A3" office:value-type="string">
            <text:p text:style-name="P24"><text:span text:style-name="T28">Planificación</text:span></text:p>
          </table:table-cell>
          <table:table-cell table:style-name="Tabla4.G3" office:value-type="string">
            <text:p text:style-name="P26"><text:span text:style-name="T28">0,3</text:span></text:p>
          </table:table-cell>
        </table:table-row>
        <table:table-row table:style-name="Tabla4.1">
          <table:covered-table-cell table:style-name="Tabla4.A8"/>
          <table:table-cell table:style-name="Tabla4.A3" office:value-type="string">
            <text:p text:style-name="P24"><text:span text:style-name="T28">Non se indican os requisitos que debe ter en conta o proxecto</text:span></text:p>
          </table:table-cell>
          <table:table-cell table:style-name="Tabla4.A3" office:value-type="string">
            <text:p text:style-name="P24"><text:span text:style-name="T28">Especifícanse uns requisitos pero son claramente insuficientes ou non teñen relación algunha cos obxectivos do proxecto</text:span></text:p>
          </table:table-cell>
          <table:table-cell table:style-name="Tabla4.A3" office:value-type="string">
            <text:p text:style-name="P24"><text:span text:style-name="T28">Os requisitos identificados son correctos pero insuficientes</text:span></text:p>
          </table:table-cell>
          <table:table-cell table:style-name="Tabla4.A3" office:value-type="string">
            <text:p text:style-name="P24"><text:span text:style-name="T28">O proxecto inclúe unha definición de requisitos adecuada, aliñada cos obxectivos do mesmo e coherente coas actividades que se van levar a cabo</text:span></text:p>
          </table:table-cell>
          <table:table-cell table:style-name="Tabla4.A3" office:value-type="string">
            <text:p text:style-name="P24"><text:span text:style-name="T28">Planificación</text:span></text:p>
          </table:table-cell>
          <table:table-cell table:style-name="Tabla4.G3" office:value-type="string">
            <text:p text:style-name="P26"><text:span text:style-name="T28">0,25</text:span></text:p>
          </table:table-cell>
        </table:table-row>
        <table:table-row table:style-name="Tabla4.1">
          <table:covered-table-cell table:style-name="Tabla4.A8"/>
          <table:table-cell table:style-name="Tabla4.A3" office:value-type="string">
            <text:p text:style-name="P24"><text:span text:style-name="T28">Non se identifican as actividades do proxecto</text:span></text:p>
          </table:table-cell>
          <table:table-cell table:style-name="Tabla4.A3" office:value-type="string">
            <text:p text:style-name="P24"><text:span text:style-name="T28">Identifícanse algunhas actividades pero omítense tarefas relevantes para a realización do proxecto</text:span></text:p>
          </table:table-cell>
          <table:table-cell table:style-name="Tabla4.A3" office:value-type="string">
            <text:p text:style-name="P24"><text:span text:style-name="T28">Idnetifícanse correctamente as actividades pero a súa secuenciación ou a súa temporalización están pouco meditadas</text:span></text:p>
          </table:table-cell>
          <table:table-cell table:style-name="Tabla4.A3" office:value-type="string">
            <text:p text:style-name="P24"><text:span text:style-name="T28">Indentifícanse todas as actividades relevantes do proxecto e a súa secuenciación e temporalización é coherente e ben xustificada</text:span></text:p>
          </table:table-cell>
          <table:table-cell table:style-name="Tabla4.A3" office:value-type="string">
            <text:p text:style-name="P24"><text:span text:style-name="T28">Planificación</text:span></text:p>
          </table:table-cell>
          <table:table-cell table:style-name="Tabla4.G3" office:value-type="string">
            <text:p text:style-name="P26"><text:span text:style-name="T28">0,25</text:span></text:p>
          </table:table-cell>
        </table:table-row>
        <table:table-row table:style-name="Tabla4.1">
          <table:covered-table-cell table:style-name="Tabla4.A8"/>
          <table:table-cell table:style-name="Tabla4.A3" office:value-type="string">
            <text:p text:style-name="P24"><text:span text:style-name="T28">Non se ten en conta que o proxecto require recursos, tanto materiais como humanos, para o seu desenvolvemento</text:span></text:p>
          </table:table-cell>
          <table:table-cell table:style-name="Tabla4.A3" office:value-type="string">
            <text:p text:style-name="P24"><text:span text:style-name="T28">Realízase unha asignación de recursos moi vaga ou pouco realista</text:span></text:p>
          </table:table-cell>
          <table:table-cell table:style-name="Tabla4.A3" office:value-type="string">
            <text:p text:style-name="P24"><text:span text:style-name="T28">Identifícanse de forma xeral os recursos necesarios pero con lagunas relevantes ou ben se realiza unha asignación dos recursos pouco eficiente</text:span></text:p>
          </table:table-cell>
          <table:table-cell table:style-name="Tabla4.A3" office:value-type="string">
            <text:p text:style-name="P24"><text:span text:style-name="T28">Identifícanse correctamente todos os recursos necesarios e a asignación realizada é coherente</text:span></text:p>
          </table:table-cell>
          <table:table-cell table:style-name="Tabla4.A3" office:value-type="string">
            <text:p text:style-name="P24"><text:span text:style-name="T28">Planificación</text:span></text:p>
          </table:table-cell>
          <table:table-cell table:style-name="Tabla4.G3" office:value-type="string">
            <text:p text:style-name="P26"><text:span text:style-name="T28">0,15</text:span></text:p>
          </table:table-cell>
        </table:table-row>
        <table:table-row table:style-name="Tabla4.1">
          <table:table-cell table:style-name="Tabla4.A3" office:value-type="string">
            <text:p text:style-name="P24"><text:span text:style-name="T28">Elaborouse un orzamento: prevíronse os recursos materiais e persoais necesarios, identificáronse as necesidades de financiamento para a súa posta en marcha.</text:span></text:p>
          </table:table-cell>
          <table:table-cell table:style-name="Tabla4.A3" office:value-type="string">
            <text:p text:style-name="P24"><text:span text:style-name="T28">Non se indica ningún dos gastos/inversións.</text:span></text:p>
          </table:table-cell>
          <table:table-cell table:style-name="Tabla4.A3" office:value-type="string">
            <text:p text:style-name="P24"><text:span text:style-name="T28">O orzamento só contempla algúns dos gastos/inversións pero non se xustifica como se calculan os importes.</text:span></text:p>
          </table:table-cell>
          <table:table-cell table:style-name="Tabla4.A3" office:value-type="string">
            <text:p text:style-name="P24"><text:span text:style-name="T28">O orzamento contempla algúns dos gastos máis importantes e xustifícase como se calculou o importe de cada apartado.</text:span></text:p>
          </table:table-cell>
          <table:table-cell table:style-name="Tabla4.A3" office:value-type="string">
            <text:p text:style-name="P24"><text:span text:style-name="T28">O orzamento contempla tódolos gastos e inversións, xustifica como se calculou o importe de cada un dos gastos/inversións e elabora táboas resumen que permiten coñecer o total dos gastos en diferentes períodos (por exemplo: gastos mensuais, trimestrais, semestrais e anuais).</text:span></text:p>
          </table:table-cell>
          <table:table-cell table:style-name="Tabla4.A3" office:value-type="string">
            <text:p text:style-name="P24"><text:span text:style-name="T28">Planificación</text:span></text:p>
          </table:table-cell>
          <table:table-cell table:style-name="Tabla4.G3" office:value-type="string">
            <text:p text:style-name="P26"><text:span text:style-name="T28">0,1</text:span></text:p>
          </table:table-cell>
        </table:table-row>
        <table:table-row table:style-name="Tabla4.1">
          <table:table-cell table:style-name="Tabla4.A3" office:value-type="string">
            <text:p text:style-name="P24"><text:span text:style-name="T28">Deseño do proxecto: documentáronse os compoñentes do deseño do proxecto e implementáronse no prototipo</text:span></text:p>
          </table:table-cell>
          <table:table-cell table:style-name="Tabla4.A3" office:value-type="string">
            <text:p text:style-name="P24"><text:span text:style-name="T28">Non elabora ningun tipo de documentación para o deseño do proxecto.</text:span></text:p>
          </table:table-cell>
          <table:table-cell table:style-name="Tabla4.A3" office:value-type="string">
            <text:p text:style-name="P24"><text:span text:style-name="T28">Omítense varias fases do deseño ou ben presentan erros importantes. A documentación elaborada é escasa e insuficiente.</text:span></text:p>
          </table:table-cell>
          <table:table-cell table:style-name="Tabla4.A3" office:value-type="string">
            <text:p text:style-name="P24"><text:span text:style-name="T28">Omítense fases do deseño na documentación ou algún dos diagramas ou configuracións aportados presentan erros significativos</text:span></text:p>
          </table:table-cell>
          <table:table-cell table:style-name="Tabla4.A3" office:value-type="string">
            <text:p text:style-name="P24"><text:span text:style-name="T28">Documéntanse adecuadamente cada unha das fases de deseño do proxecto, con diagramas que faciliten a súa comprensión e sen erros relevantes</text:span></text:p>
          </table:table-cell>
          <table:table-cell table:style-name="Tabla4.A3" office:value-type="string">
            <text:p text:style-name="P24"><text:span text:style-name="T28">Deseño</text:span></text:p>
          </table:table-cell>
          <table:table-cell table:style-name="Tabla4.G3" office:value-type="string">
            <text:p text:style-name="P26"><text:span text:style-name="T28">2,75</text:span></text:p>
          </table:table-cell>
        </table:table-row>
        <table:table-row table:style-name="Tabla4.1">
          <table:table-cell table:style-name="Tabla4.A3" office:value-type="string">
            <text:p text:style-name="P24"><text:span text:style-name="T28">Calidade: Identificáronse os aspectos que compre controlar para garantir a calidade do proxecto, determináronse os procedementos de actuación ou execución das actividades, estableceuse un sistema para garantir o cumprimento do prego de condicións do proxecto, cando este exista</text:span></text:p>
          </table:table-cell>
          <table:table-cell table:style-name="Tabla4.A3" office:value-type="string">
            <text:p text:style-name="P24"><text:span text:style-name="T28">Non se consideran en absoluto aspectos referentes á calidade do proxecto</text:span></text:p>
          </table:table-cell>
          <table:table-cell table:style-name="Tabla4.A3" office:value-type="string">
            <text:p text:style-name="P24"><text:span text:style-name="T28">Identifícase algún indicador de calidade pero é claramente insuficiente</text:span></text:p>
          </table:table-cell>
          <table:table-cell table:style-name="Tabla4.A3" office:value-type="string">
            <text:p text:style-name="P24"><text:span text:style-name="T28">Considéranse varios aspectos a ter en conta para garantir a calidade do proxecto pero omítense aspectos relevantes</text:span></text:p>
          </table:table-cell>
          <table:table-cell table:style-name="Tabla4.A3" office:value-type="string">
            <text:p text:style-name="P24"><text:span text:style-name="T28">Considéranse os aspectos a ter en conta para garantir a calidade do proxecto</text:span></text:p>
          </table:table-cell>
          <table:table-cell table:style-name="Tabla4.A3" office:value-type="string">
            <text:p text:style-name="P24"><text:span text:style-name="T28">Deseño</text:span></text:p>
          </table:table-cell>
          <table:table-cell table:style-name="Tabla4.G3" office:value-type="string">
            <text:p text:style-name="P26"><text:span text:style-name="T28">0,15</text:span></text:p>
          </table:table-cell>
        </table:table-row>
        <table:table-row table:style-name="Tabla4.1">
          <table:table-cell table:style-name="Tabla4.A3" office:value-type="string">
            <text:p text:style-name="P24"><text:span text:style-name="T28">Instalación e mantemento: Elaborouse un manual de instalación e configuración, definiuse o procedemento de </text:span><text:soft-page-break/><text:span text:style-name="T28">avaliación das actividades ou das intervencións. Definiuse o procedemento para a avaliación das incidencias que poidan presentarse durante a realización das actividades, a súa posible solución e o seu rexistro. Definiuse o procedemento para xestionar os posibles cambios nos recursos e nas actividades, incluíndo o sistema para o seu rexistro</text:span></text:p>
          </table:table-cell>
          <table:table-cell table:style-name="Tabla4.A3" office:value-type="string">
            <text:p text:style-name="P24"><text:span text:style-name="T28">Non se elabora o manual de instalación e mantemento.</text:span></text:p>
          </table:table-cell>
          <table:table-cell table:style-name="Tabla4.A3" office:value-type="string">
            <text:p text:style-name="P24"><text:span text:style-name="T28">Non elabora algún dos dous manuais ou a calidade dos mesmos é deficiente</text:span></text:p>
          </table:table-cell>
          <table:table-cell table:style-name="Tabla4.A3" office:value-type="string">
            <text:p text:style-name="P24"><text:span text:style-name="T28">Elaboranse ambos manuais pero algún deles non contempla todo o proceso correspondente.</text:span></text:p>
          </table:table-cell>
          <table:table-cell table:style-name="Tabla4.A3" office:value-type="string">
            <text:p text:style-name="P24"><text:span text:style-name="T28">Elabora o manual de instalación e o de mantemento detallando todas as tarefas </text:span><text:soft-page-break/><text:span text:style-name="T28">necesarias para a correcta instalación e posterior mantemento do sistema.</text:span></text:p>
          </table:table-cell>
          <table:table-cell table:style-name="Tabla4.A3" office:value-type="string">
            <text:p text:style-name="P24"><text:span text:style-name="T28">Implantación</text:span></text:p>
          </table:table-cell>
          <table:table-cell table:style-name="Tabla4.G3" office:value-type="string">
            <text:p text:style-name="P26"><text:span text:style-name="T28">0,85</text:span></text:p>
          </table:table-cell>
        </table:table-row>
        <table:table-row table:style-name="Tabla4.1">
          <table:table-cell table:style-name="Tabla4.A3" office:value-type="string">
            <text:p text:style-name="P24"><text:span text:style-name="T28">Ten en conta a seguridade</text:span></text:p>
          </table:table-cell>
          <table:table-cell table:style-name="Tabla4.A3" office:value-type="string">
            <text:p text:style-name="P24"><text:span text:style-name="T28">O proxecto debe ter en consideración aspectos importantes relativos á seguridade que non se teñen en conta</text:span></text:p>
          </table:table-cell>
          <table:table-cell table:style-name="Tabla4.A3" office:value-type="string">
            <text:p text:style-name="P24"><text:span text:style-name="T28">Identifícanse os aspectos relacionados coa seguridade pero non se aporta unha solución adecuada para eles</text:span></text:p>
          </table:table-cell>
          <table:table-cell table:style-name="Tabla4.A3" office:value-type="string">
            <text:p text:style-name="P24"><text:span text:style-name="T28">Considéranse e ofrécense solucións para os aspectos máis básicos relacionados coa seguridade pero omítense cuestións importantes que un técnico debería ter en conta</text:span></text:p>
          </table:table-cell>
          <table:table-cell table:style-name="Tabla4.A3" office:value-type="string">
            <text:p text:style-name="P24"><text:span text:style-name="T28">Analízanse todos os aspectos do proxecto relativos á seguridade e ofrécese unha solución para cada un deles: usuarios y permisos, LOPD</text:span></text:p>
          </table:table-cell>
          <table:table-cell table:style-name="Tabla4.A3" office:value-type="string">
            <text:p text:style-name="P24"><text:span text:style-name="T28">Implantación</text:span></text:p>
          </table:table-cell>
          <table:table-cell table:style-name="Tabla4.G3" office:value-type="string">
            <text:p text:style-name="P26"><text:span text:style-name="T28">0,1</text:span></text:p>
          </table:table-cell>
        </table:table-row>
        <table:table-row table:style-name="Tabla4.1">
          <table:table-cell table:style-name="Tabla4.A3" office:value-type="string">
            <text:p text:style-name="P24"><text:span text:style-name="T28">Mellora continua: propoñense melloras, planificouse a avaliación das actividades do proxecto, procedimentouse a obtención de feedback por parte de usuarios ou clientes.</text:span></text:p>
          </table:table-cell>
          <table:table-cell table:style-name="Tabla4.A3" office:value-type="string">
            <text:p text:style-name="P24"><text:span text:style-name="T28">Non considera a posibilidade de realizar ou propor melloras</text:span></text:p>
          </table:table-cell>
          <table:table-cell table:style-name="Tabla4.A3" office:value-type="string">
            <text:p text:style-name="P24"><text:span text:style-name="T28">Realiza algunha suxerencia de mellora pero pouco realista ou pouco relevante, e non ten en conta a posibilidade de feedback por parte dos usuarios ou clientes</text:span></text:p>
          </table:table-cell>
          <table:table-cell table:style-name="Tabla4.A3" office:value-type="string">
            <text:p text:style-name="P24"><text:span text:style-name="T28">Realiza varias suxestións de mellora razonables pero non considera a posibilidade de avaliar as actividades do proxecto ou de obter feedback por parte dos usuarios ou clientes</text:span></text:p>
          </table:table-cell>
          <table:table-cell table:style-name="Tabla4.A3" office:value-type="string">
            <text:p text:style-name="P24"><text:span text:style-name="T28">Propón melloras axeitadas e mecanismos para avaliar as actividades do proxecto ou recabar a opinión de usuarios ou clientes</text:span></text:p>
          </table:table-cell>
          <table:table-cell table:style-name="Tabla4.A3" office:value-type="string">
            <text:p text:style-name="P24"><text:span text:style-name="T28">Implantación</text:span></text:p>
          </table:table-cell>
          <table:table-cell table:style-name="Tabla4.G3" office:value-type="string">
            <text:p text:style-name="P26"><text:span text:style-name="T28">0,15</text:span></text:p>
          </table:table-cell>
        </table:table-row>
        <table:table-row table:style-name="Tabla4.1">
          <table:table-cell table:style-name="Tabla4.A3" table:number-rows-spanned="2" office:value-type="string">
            <text:p text:style-name="P24"><text:span text:style-name="T28">Exposición da presentación (estrutura e organización da presentación, claridade na exposición, fai foco no importante, …)</text:span></text:p>
          </table:table-cell>
          <table:table-cell table:style-name="Tabla4.A3" office:value-type="string">
            <text:p text:style-name="P24"><text:span text:style-name="T28">A presentación está pouco traballada, os contidos son disconexos e non aclaran o contido do proxecto</text:span></text:p>
          </table:table-cell>
          <table:table-cell table:style-name="Tabla4.A3" office:value-type="string">
            <text:p text:style-name="P24"><text:span text:style-name="T28">A organización dos contidos non sigue un orde claro ou fai foco es aspectos pouco relevantes omitindo o importante</text:span></text:p>
          </table:table-cell>
          <table:table-cell table:style-name="Tabla4.A3" office:value-type="string">
            <text:p text:style-name="P24"><text:span text:style-name="T28">Os contidos expostos están correctamente organizados pero omite aspectos relevantes do proxecto ou deixa lugar a dúbidas</text:span></text:p>
          </table:table-cell>
          <table:table-cell table:style-name="Tabla4.A3" office:value-type="string">
            <text:p text:style-name="P24"><text:span text:style-name="T28">A presentación elaborada explica de maneira clara, concisa e ordenada as decisións tomadas, facendo foco nos aspectos máis importantes e resaltables do proxecto.</text:span></text:p>
          </table:table-cell>
          <table:table-cell table:style-name="Tabla4.A3" office:value-type="string">
            <text:p text:style-name="P24"><text:span text:style-name="T28">Presentación</text:span></text:p>
          </table:table-cell>
          <table:table-cell table:style-name="Tabla4.G3" office:value-type="string">
            <text:p text:style-name="P26"><text:span text:style-name="T28">0,6</text:span></text:p>
          </table:table-cell>
        </table:table-row>
        <table:table-row table:style-name="Tabla4.1">
          <table:covered-table-cell table:style-name="Tabla4.A8"/>
          <table:table-cell table:style-name="Tabla4.A3" office:value-type="string">
            <text:p text:style-name="P24"><text:span text:style-name="T28">A exposición vese pouco preparada, é imprecisa e incoherente e ten dúbidas ao responder ás preguntas realizadas polo tribunal</text:span></text:p>
          </table:table-cell>
          <table:table-cell table:style-name="Tabla4.A3" office:value-type="string">
            <text:p text:style-name="P24"><text:span text:style-name="T28">Realiza unha exposición e defensa do proxecto correctas pero non explica adecuadamente os contidos ou as respostas ofrecidas non son moi adecuadas</text:span></text:p>
          </table:table-cell>
          <table:table-cell table:style-name="Tabla4.A3" office:value-type="string">
            <text:p text:style-name="P24"><text:span text:style-name="T28">Realiza unhas boas exposición e defensa do proxecto pero non explica claramente todos os aspectos salientables do proxecto ou non se axusta ao tempo dispoñible</text:span></text:p>
          </table:table-cell>
          <table:table-cell table:style-name="Tabla4.A3" office:value-type="string">
            <text:p text:style-name="P24"><text:span text:style-name="T28">Expón adecuadamente o proxecto, responde correctamente as dúbidas do tribunal (ou non ha lugar a dúbidas) e se axusta ao tempo dispoñible</text:span></text:p>
          </table:table-cell>
          <table:table-cell table:style-name="Tabla4.A3" office:value-type="string">
            <text:p text:style-name="P24"><text:span text:style-name="T28">Presentación</text:span></text:p>
          </table:table-cell>
          <table:table-cell table:style-name="Tabla4.G3" office:value-type="string">
            <text:p text:style-name="P26"><text:span text:style-name="T28">0,35</text:span></text:p>
          </table:table-cell>
        </table:table-row>
        <table:table-row table:style-name="Tabla4.1">
          <table:table-cell table:style-name="Tabla4.A3" office:value-type="string">
            <text:p text:style-name="P24"><text:span text:style-name="T28">Xustificación das decisións tomadas</text:span></text:p>
          </table:table-cell>
          <table:table-cell table:style-name="Tabla4.A3" office:value-type="string">
            <text:p text:style-name="P24"><text:span text:style-name="T28">Non xustifica as decisións tomadas</text:span></text:p>
          </table:table-cell>
          <table:table-cell table:style-name="Tabla4.A3" office:value-type="string">
            <text:p text:style-name="P24"><text:span text:style-name="T28">Non se explica correctamente ou non fundamenta correctamente as súas decisións.</text:span></text:p>
          </table:table-cell>
          <table:table-cell table:style-name="Tabla4.A3" office:value-type="string">
            <text:p text:style-name="P24"><text:span text:style-name="T28">Fundamenta as decisións tomadas pero comete erros, ben por descoñecemento ou por calquera outro motivo.</text:span></text:p>
          </table:table-cell>
          <table:table-cell table:style-name="Tabla4.A3" office:value-type="string">
            <text:p text:style-name="P24"><text:span text:style-name="T28">Medítanse e xustifícanse adecuadamente todas as decisións tomadas</text:span></text:p>
          </table:table-cell>
          <table:table-cell table:style-name="Tabla4.A3" office:value-type="string">
            <text:p text:style-name="P24"><text:span text:style-name="T28">Documentación final<text:line-break/>Presentación</text:span></text:p>
          </table:table-cell>
          <table:table-cell table:style-name="Tabla4.G3" office:value-type="string">
            <text:p text:style-name="P26"><text:span text:style-name="T28">1</text:span></text:p>
          </table:table-cell>
        </table:table-row>
        <table:table-row table:style-name="Tabla4.1">
          <table:table-cell table:style-name="Tabla4.A3" office:value-type="string">
            <text:p text:style-name="P24"><text:span text:style-name="T28">Rigor técnico da proposta</text:span></text:p>
          </table:table-cell>
          <table:table-cell table:style-name="Tabla4.A3" office:value-type="string">
            <text:p text:style-name="P24"><text:span text:style-name="T28">A proposta carece do mais mínimo rigor técnico</text:span></text:p>
          </table:table-cell>
          <table:table-cell table:style-name="Tabla4.A3" office:value-type="string">
            <text:p text:style-name="P24"><text:span text:style-name="T28">A documentación entregada é pouco rigurosa</text:span></text:p>
          </table:table-cell>
          <table:table-cell table:style-name="Tabla4.A3" office:value-type="string">
            <text:p text:style-name="P24"><text:span text:style-name="T28">A documentación técnica do proxecto é adecuada pero a linguaxe empregada non é a máis axeitada</text:span></text:p>
          </table:table-cell>
          <table:table-cell table:style-name="Tabla4.A3" office:value-type="string">
            <text:p text:style-name="P24"><text:span text:style-name="T28">A documentación do proxecto é rigurosa e emprega unha linguaxe técnica e axeitada</text:span></text:p>
          </table:table-cell>
          <table:table-cell table:style-name="Tabla4.A3" office:value-type="string">
            <text:p text:style-name="P24"><text:span text:style-name="T28">Documentación final</text:span></text:p>
          </table:table-cell>
          <table:table-cell table:style-name="Tabla4.G3" office:value-type="string">
            <text:p text:style-name="P26"><text:span text:style-name="T28">0,25</text:span></text:p>
          </table:table-cell>
        </table:table-row>
        <table:table-row table:style-name="Tabla4.1">
          <table:table-cell table:style-name="Tabla4.A3" office:value-type="string">
            <text:p text:style-name="P24"><text:span text:style-name="T28">Creatividade (prantexa un proxecto creativo, emprega solucións novedosas, tecnoloxías innovadoras, etc)</text:span></text:p>
          </table:table-cell>
          <table:table-cell table:style-name="Tabla4.A3" office:value-type="string">
            <text:p text:style-name="P24"><text:span text:style-name="T28">O proxecto non é creativo nin emprega tecnoloxías innovadoras</text:span></text:p>
          </table:table-cell>
          <table:table-cell table:style-name="Tabla4.A3" office:value-type="string">
            <text:p text:style-name="P24"><text:span text:style-name="T28">O proxecto emprega algunha tecnoloxía innovadora para unha pequena parte do mesmo</text:span></text:p>
          </table:table-cell>
          <table:table-cell table:style-name="Tabla4.A3" office:value-type="string">
            <text:p text:style-name="P24"><text:span text:style-name="T28">O proxecto é creativo ou emprega tecnoloxías innovadoras na meirande parte do mesmo.</text:span></text:p>
          </table:table-cell>
          <table:table-cell table:style-name="Tabla4.A3" office:value-type="string">
            <text:p text:style-name="P24"><text:span text:style-name="T28">O proxecto é creativo e emprega tecnoloxías innovadoras.</text:span></text:p>
          </table:table-cell>
          <table:table-cell table:style-name="Tabla4.A3" office:value-type="string">
            <text:p text:style-name="P24"><text:span text:style-name="T28">Documentación final</text:span></text:p>
          </table:table-cell>
          <table:table-cell table:style-name="Tabla4.G3" office:value-type="string">
            <text:p text:style-name="P26"><text:span text:style-name="T28">0,5</text:span></text:p>
          </table:table-cell>
        </table:table-row>
        <table:table-row table:style-name="Tabla4.1">
          <table:table-cell table:style-name="Tabla4.A3" office:value-type="string">
            <text:p text:style-name="P24"><text:span text:style-name="T28">Complexidade da solución</text:span></text:p>
          </table:table-cell>
          <table:table-cell table:style-name="Tabla4.A3" office:value-type="string">
            <text:p text:style-name="P24"><text:span text:style-name="T28">A solución proposta non é orixinal, non fai uso de diferentes </text:span><text:soft-page-break/><text:span text:style-name="T28">tecnoloxías e a solución ofrecida é moi simple.</text:span></text:p>
          </table:table-cell>
          <table:table-cell table:style-name="Tabla4.A3" office:value-type="string">
            <text:p text:style-name="P24"><text:span text:style-name="T28">A solución proposta non é orixinal e ofrece unha solución simple que aborda </text:span><text:soft-page-break/><text:span text:style-name="T28">poucas tecnoloxías diferentes</text:span></text:p>
          </table:table-cell>
          <table:table-cell table:style-name="Tabla4.A3" office:value-type="string">
            <text:p text:style-name="P24"><text:span text:style-name="T28">Propón unha solución orixinal e fai uso de diferentes tecnoloxías pero a solución non é </text:span><text:soft-page-break/><text:span text:style-name="T28">especialmente complexa</text:span></text:p>
          </table:table-cell>
          <table:table-cell table:style-name="Tabla4.A3" office:value-type="string">
            <text:p text:style-name="P24"><text:span text:style-name="T28">A solución é orixinal, fai uso de diferentes tecnoloxías e a solución é complexa.</text:span></text:p>
          </table:table-cell>
          <table:table-cell table:style-name="Tabla4.A3" office:value-type="string">
            <text:p text:style-name="P24"><text:span text:style-name="T28">Documentación final</text:span></text:p>
          </table:table-cell>
          <table:table-cell table:style-name="Tabla4.G3" office:value-type="string">
            <text:p text:style-name="P26"><text:span text:style-name="T28">0,5</text:span></text:p>
          </table:table-cell>
        </table:table-row>
        <table:table-row table:style-name="Tabla4.1">
          <table:table-cell table:style-name="Tabla4.A3" office:value-type="string">
            <text:p text:style-name="P24"><text:span text:style-name="T28">Cumpre os fitos de entrega especificados e realiza o seguemento do proxecto</text:span></text:p>
          </table:table-cell>
          <table:table-cell table:style-name="Tabla4.A3" office:value-type="string">
            <text:p text:style-name="P24"><text:span text:style-name="T28">O alumno non realiza ningunha entrega ata a entrega final do proxecto</text:span></text:p>
          </table:table-cell>
          <table:table-cell table:style-name="Tabla4.A3" office:value-type="string">
            <text:p text:style-name="P24"><text:span text:style-name="T28">O alumno non realiza entregas intermedias ou as entrega fora de prazo</text:span></text:p>
          </table:table-cell>
          <table:table-cell table:style-name="Tabla4.A3" office:value-type="string">
            <text:p text:style-name="P24"><text:span text:style-name="T28">O alumno realiza todas as entregas intermedias pero incumple algún prazo</text:span></text:p>
          </table:table-cell>
          <table:table-cell table:style-name="Tabla4.A3" office:value-type="string">
            <text:p text:style-name="P24"><text:span text:style-name="T28">Cúmprense todos os prazos de entrega estipulados</text:span></text:p>
          </table:table-cell>
          <table:table-cell table:style-name="Tabla4.A3" office:value-type="string">
            <text:p text:style-name="P24"><text:span text:style-name="T28">Documentación final</text:span></text:p>
          </table:table-cell>
          <table:table-cell table:style-name="Tabla4.G3" office:value-type="string">
            <text:p text:style-name="P26"><text:span text:style-name="T28">0,45</text:span></text:p>
          </table:table-cell>
        </table:table-row>
      </table:table>
      <text:p text:style-name="P35"/>
      <text:p text:style-name="P35"/>
      <text:p text:style-name="P35"/>
      <text:list xml:id="list102951458089489" text:continue-numbering="true" text:style-name="WWNum3">
        <text:list-item>
          <text:h text:style-name="P7" text:outline-level="1"><text:bookmark-start text:name="_Toc51671735"/>Exposición e defensa do proxecto<text:bookmark-end text:name="_Toc51671735"/></text:h>
        </text:list-item>
      </text:list>
      <text:list text:style-name="WWNum4">
        <text:list-item>
          <text:p text:style-name="P36">A presentación terá unha duración de entre 10 e 15 minutos, que se empregarán para expor o traballo realizado.</text:p>
        </text:list-item>
        <text:list-item>
          <text:p text:style-name="P36">Ao finalizar a presentación, dedicaranse en torno a 5 minutos para que o tribunal expoña as cuestións ou preguntas que poida ter en relación ao proxecto.</text:p>
        </text:list-item>
        <text:list-item>
          <text:p text:style-name="P36">O autor do proxecto debe defender a autoría de cada unha das partes do seu proxecto. Se quedase en cuestión este aspecto, o proxecto tería unha calificación como NON APTO.</text:p>
        </text:list-item>
      </text:list>
      <text:p text:style-name="Standard"/>
      <text:list xml:id="list102951513719456" text:continue-list="list102951458089489" text:style-name="WWNum3">
        <text:list-item>
          <text:h text:style-name="P7" text:outline-level="1"><text:bookmark-start text:name="_Toc51671736"/>Fitos principais<text:bookmark-end text:name="_Toc51671736"/></text:h>
        </text:list-item>
      </text:list>
      <text:p text:style-name="Standard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6"><text:span text:style-name="T24">Fito</text:span></text:p>
          </table:table-cell>
          <table:table-cell table:style-name="Tabla5.A1" office:value-type="string">
            <text:p text:style-name="P26"><text:span text:style-name="T24">Data límite</text:span></text:p>
          </table:table-cell>
        </table:table-row>
        <table:table-row table:style-name="Tabla5.1">
          <table:table-cell table:style-name="Tabla5.A1" office:value-type="string">
            <text:p text:style-name="P24">Entrega da programación do proxecto</text:p>
          </table:table-cell>
          <table:table-cell table:style-name="Tabla5.A1" office:value-type="string">
            <text:p text:style-name="P24"/>
          </table:table-cell>
        </table:table-row>
        <table:table-row table:style-name="Tabla5.1">
          <table:table-cell table:style-name="Tabla5.A1" office:value-type="string">
            <text:p text:style-name="P24">1º entrega</text:p>
          </table:table-cell>
          <table:table-cell table:style-name="Tabla5.A1" office:value-type="string">
            <text:p text:style-name="P24"/>
          </table:table-cell>
        </table:table-row>
        <table:table-row table:style-name="Tabla5.1">
          <table:table-cell table:style-name="Tabla5.A1" office:value-type="string">
            <text:p text:style-name="P24">2º entrega</text:p>
          </table:table-cell>
          <table:table-cell table:style-name="Tabla5.A1" office:value-type="string">
            <text:p text:style-name="P24"/>
          </table:table-cell>
        </table:table-row>
        <table:table-row table:style-name="Tabla5.1">
          <table:table-cell table:style-name="Tabla5.A1" office:value-type="string">
            <text:p text:style-name="P24">Entrega final</text:p>
          </table:table-cell>
          <table:table-cell table:style-name="Tabla5.A1" office:value-type="string">
            <text:p text:style-name="P24"/>
          </table:table-cell>
        </table:table-row>
        <table:table-row table:style-name="Tabla5.1">
          <table:table-cell table:style-name="Tabla5.A1" office:value-type="string">
            <text:p text:style-name="P24">Exposición do proxecto</text:p>
          </table:table-cell>
          <table:table-cell table:style-name="Tabla5.A1" office:value-type="string">
            <text:p text:style-name="P24"/>
          </table:table-cell>
        </table:table-row>
      </table:table>
      <text:p text:style-name="Standard"/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Roboto" svg:font-family="Roboto" style:font-family-generic="roman" style:font-pitch="variable"/>
    <style:font-face style:name="Roboto Serif" svg:font-family="'Roboto Serif', serif" style:font-family-generic="roman" style:font-pitch="variable"/>
    <style:font-face style:name="Roboto1" svg:font-family="Roboto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Symbol2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" svg:font-family="Tim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gl" fo:country="ES" style:letter-kerning="false" style:font-name-asian="Calibri1" style:font-size-asian="11pt" style:language-asian="es" style:country-asian="ES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gl" fo:country="ES" style:letter-kerning="false" style:font-name-asian="Calibri1" style:font-size-asian="11pt" style:language-asian="es" style:country-asian="ES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 fo:text-align="justify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letter-kerning="false" style:font-name-asian="Times New Roman1" style:font-family-asian="'Times New Roman'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751cm" fo:margin-right="0cm" fo:margin-top="0.423cm" fo:margin-bottom="0.106cm" style:contextual-spacing="false" fo:text-indent="-0.751cm" style:auto-text-indent="false" fo:keep-with-next="always"/>
      <style:text-properties style:font-name="Arial" fo:font-family="Arial" style:font-family-generic="roman" style:font-pitch="variable" fo:font-size="16pt" fo:language="gl" fo:country="ES" fo:font-weight="bold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fo:margin-left="1.251cm" fo:margin-right="0cm" fo:text-indent="-1.251cm" style:auto-text-indent="false"/>
      <style:text-properties fo:font-size="14pt" style:font-size-asian="14pt" style:font-size-complex="14pt"/>
    </style:style>
    <style:style style:name="Heading_20_3" style:display-name="Heading 3" style:family="paragraph" style:parent-style-name="Heading_20_2" style:next-style-name="Standard" style:default-outline-level="3" style:list-style-name="" style:class="text">
      <style:paragraph-properties fo:margin-left="1.752cm" fo:margin-right="0cm" fo:text-indent="-1.752cm" style:auto-text-indent="false"/>
      <style:text-properties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Text_20_body" style:class="chapter">
      <style:paragraph-properties fo:line-height="150%" fo:text-align="center" style:justify-single-word="false"/>
      <style:text-properties style:font-name="Liberation Serif" fo:font-family="'Liberation Serif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Texto_20_sen_20_formato" style:display-name="Texto sen formato" style:family="paragraph" style:parent-style-name="Standard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Rápido_20__ad_" style:display-name="Rápido ­" style:family="paragraph" style:parent-style-name="Standard">
      <style:paragraph-properties fo:margin-left="2.54cm" fo:margin-right="0cm" fo:orphans="0" fo:widows="0" fo:text-indent="-1.27cm" style:auto-text-indent="false"/>
      <style:text-properties fo:font-size="12pt" fo:language="en" fo:country="US" style:font-size-asian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Sangría_20_3_20_do_20_texto_20_principal" style:display-name="Sangría 3 do texto principal" style:family="paragraph" style:parent-style-name="Standard">
      <style:paragraph-properties fo:margin-left="0.499cm" fo:margin-right="0cm" fo:margin-top="0cm" fo:margin-bottom="0.212cm" style:contextual-spacing="false" fo:text-indent="0cm" style:auto-text-indent="false"/>
      <style:text-properties fo:font-size="8pt" style:font-size-asian="8pt" style:font-size-complex="8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Calibri" fo:font-family="Calibri" style:font-family-generic="roman" style:font-pitch="variable" fo:font-size="11pt" fo:language="es" fo:country="ES" style:letter-kerning="false" style:font-name-asian="Times New Roman1" style:font-family-asian="'Times New Roman'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style:letter-kerning="false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arágrafo_20_de_20_lista" style:display-name="Parágrafo de lista" style:family="paragraph" style:parent-style-name="Standard">
      <style:paragraph-properties fo:margin-left="1.249cm" fo:margin-right="0cm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e" style:family="paragraph" style:parent-style-name="Standard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Standard" style:next-style-name="Standard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cm" fo:margin-right="0cm" fo:margin-top="0.847cm" fo:margin-bottom="0cm" style:contextual-spacing="false" fo:line-height="115%" fo:keep-together="always" fo:text-indent="0cm" style:auto-text-indent="false"/>
      <style:text-properties fo:color="#365f91" loext:opacity="100%" style:font-name="Cambria" fo:font-family="Cambria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List_20_Paragraph" style:display-name="List Paragraph" style:family="paragraph" style:parent-style-name="Standard" loext:linked-style-name="Párrafo_20_de_20_lista_20_Car">
      <style:paragraph-properties fo:margin-left="1.27cm" fo:margin-right="0cm" fo:margin-top="0cm" fo:margin-bottom="0cm" style:contextual-spacing="true" fo:text-indent="0cm" style:auto-text-indent="false"/>
    </style:style>
    <style:style style:name="Punto_20_1" style:display-name="Punto 1" style:family="paragraph" style:parent-style-name="List_20_Paragraph" loext:linked-style-name="Punto_20_1_20_Car">
      <style:paragraph-properties fo:margin-left="1.27cm" fo:margin-right="0cm" fo:text-indent="-1.27cm" style:auto-text-indent="false">
        <style:tab-stops>
          <style:tab-stop style:position="1.27cm"/>
        </style:tab-stops>
      </style:paragraph-properties>
    </style:style>
    <style:style style:name="Punto_20_2" style:display-name="Punto 2" style:family="paragraph" style:parent-style-name="Punto_20_1" loext:linked-style-name="Punto_20_2_20_Car">
      <style:paragraph-properties fo:margin-left="1.752cm" fo:margin-right="0cm" fo:text-indent="-0.501cm" style:auto-text-indent="false"/>
    </style:style>
    <style:style style:name="annotation_20_text" style:display-name="annotation text" style:family="paragraph" style:parent-style-name="Standard" loext:linked-style-name="Texto_20_comentario_20_Car"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WW8Num1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6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7z0" style:family="text"/>
    <style:style style:name="WW8Num7z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Tipo_20_de_20_letra_20_predefinido_20_do_20_parágrafo" style:display-name="Tipo de letra predefinido do parágrafo" style:family="text"/>
    <style:style style:name="page_20_number" style:display-name="page number" style:family="text" style:parent-style-name="Tipo_20_de_20_letra_20_predefinido_20_do_20_parágrafo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exto_20_de_20_globo_20_Carác." style:display-name="Texto de globo Carác." style:family="text">
      <style:text-properties style:font-name="Tahoma" fo:font-family="Tahoma" style:font-family-generic="roman" style:font-pitch="variable" fo:font-size="8pt" fo:language="es" fo:country="ES" style:font-size-asian="8pt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dex_20_Link" style:display-name="Index Link" style:family="text"/>
    <style:style style:name="Numbering_20_Symbols" style:display-name="Numbering Symbols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árrafo_20_de_20_lista_20_Car" style:display-name="Párrafo de lista Car" style:family="text" style:parent-style-name="Default_20_Paragraph_20_Font" loext:linked-style-name="List_20_Paragraph">
      <style:text-properties style:font-name="Calibri" fo:font-family="Calibri" style:font-family-generic="roman" style:font-pitch="variable" fo:font-size="11pt" fo:language="es" fo:country="ES" style:font-name-asian="Times New Roman1" style:font-family-asian="'Times New Roman'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Punto_20_1_20_Car" style:display-name="Punto 1 Car" style:family="text" style:parent-style-name="Párrafo_20_de_20_lista_20_Car" loext:linked-style-name="Punto_20_1">
      <style:text-properties style:font-name="Calibri" fo:font-family="Calibri" style:font-family-generic="roman" style:font-pitch="variable" fo:font-size="11pt" fo:language="es" fo:country="ES" style:font-name-asian="Times New Roman1" style:font-family-asian="'Times New Roman'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Punto_20_2_20_Car" style:display-name="Punto 2 Car" style:family="text" style:parent-style-name="Punto_20_1_20_Car" loext:linked-style-name="Punto_20_2">
      <style:text-properties style:font-name="Calibri" fo:font-family="Calibri" style:font-family-generic="roman" style:font-pitch="variable" fo:font-size="11pt" fo:language="es" fo:country="ES" style:font-name-asian="Times New Roman1" style:font-family-asian="'Times New Roman'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exto_20_comentario_20_Car" style:display-name="Texto comentario Car" style:family="text" style:parent-style-name="Default_20_Paragraph_20_Font" loext:linked-style-name="annotation_20_text">
      <style:text-properties style:font-name="Calibri" fo:font-family="Calibri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font-name-complex="Calibri1" style:font-family-complex="Calibri" style:font-family-generic-complex="system" style:font-pitch-complex="variable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Label_20_1" style:display-name="ListLabel 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1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1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1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1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1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1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1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1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76cm" fo:margin-left="0.75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1cm" fo:margin-left="3.048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49cm" fo:margin-left="4.826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2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3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3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3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3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3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4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4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4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4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4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4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margin-top="0cm" fo:margin-bottom="0.046cm" style:contextual-spacing="false" fo:text-align="start" style:justify-single-word="false">
        <style:tab-stops>
          <style:tab-stop style:position="7.994cm"/>
          <style:tab-stop style:position="15cm" style:type="right"/>
        </style:tab-stops>
      </style:paragraph-properties>
      <style:text-properties officeooo:paragraph-rsid="0014aa0d"/>
    </style:style>
    <style:style style:name="MP2" style:family="paragraph" style:parent-style-name="Standard">
      <style:paragraph-properties fo:margin-top="0.101cm" fo:margin-bottom="0.101cm" style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Text_20_body">
      <style:paragraph-properties fo:margin-top="0cm" fo:margin-bottom="0.046cm" style:contextual-spacing="false" fo:text-align="start" style:justify-single-word="false">
        <style:tab-stops>
          <style:tab-stop style:position="7.004cm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.101cm" fo:margin-bottom="0.101cm" style:contextual-spacing="false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font-variant="normal" fo:text-transform="none" fo:color="#ffffff" loext:opacity="100%" style:font-name="Roboto Serif" fo:font-size="8pt" fo:letter-spacing="normal" fo:font-style="normal" fo:font-weight="bold" style:font-size-asian="8pt" style:font-style-asian="normal" style:font-weight-asian="bold" style:font-weight-complex="bold"/>
    </style:style>
    <style:style style:name="MT2" style:family="text">
      <style:text-properties fo:font-variant="normal" fo:text-transform="none" fo:color="#000000" loext:opacity="100%" style:font-name="Roboto Serif" fo:font-size="8pt" fo:letter-spacing="normal" fo:font-style="normal" fo:font-weight="bold" style:font-size-asian="8pt" style:font-style-asian="normal" style:font-weight-asian="bold" style:font-weight-complex="bold"/>
    </style:style>
    <style:style style:name="MT3" style:family="text">
      <style:text-properties fo:font-variant="normal" fo:text-transform="none" fo:color="#000000" loext:opacity="100%" style:font-name="Roboto Serif" fo:font-size="8pt" fo:letter-spacing="normal" fo:font-style="normal" fo:font-weight="bold" officeooo:rsid="0014aa0d" style:font-size-asian="8pt" style:font-style-asian="normal" style:font-weight-asian="bold" style:font-weight-complex="bold"/>
    </style:style>
    <style:style style:name="MT4" style:family="text">
      <style:text-properties fo:font-variant="normal" fo:text-transform="none" fo:color="#000000" loext:opacity="100%" style:font-name="Roboto Serif" fo:font-size="7pt" fo:letter-spacing="normal" fo:font-style="normal" fo:font-weight="normal" style:font-size-asian="7pt" style:font-style-asian="normal" style:font-weight-asian="normal" style:font-size-complex="7pt" style:font-weight-complex="normal"/>
    </style:style>
    <style:style style:name="MT5" style:family="text">
      <style:text-properties fo:font-variant="normal" fo:text-transform="none" fo:color="#000000" loext:opacity="100%" style:font-name="Roboto Serif" fo:font-size="7pt" fo:letter-spacing="normal" fo:font-style="normal" fo:font-weight="normal" style:font-size-asian="7pt" style:font-style-asian="normal" style:font-weight-asian="normal" style:font-size-complex="7pt"/>
    </style:style>
    <style:style style:name="MT6" style:family="text">
      <style:text-properties fo:font-variant="normal" fo:text-transform="none" fo:color="#000000" loext:opacity="100%" style:font-name="Roboto Serif" fo:font-size="8pt" fo:letter-spacing="normal" fo:font-style="normal" fo:font-weight="normal" style:font-size-asian="8pt" style:font-style-asian="normal" style:font-weight-asian="normal"/>
    </style:style>
    <style:style style:name="MT7" style:family="text">
      <style:text-properties fo:font-variant="normal" fo:text-transform="none" fo:color="#000000" loext:opacity="100%" style:font-name="Roboto Serif" fo:font-size="8pt" fo:letter-spacing="normal" fo:font-style="normal" fo:font-weight="normal" officeooo:rsid="0014aa0d" style:font-size-asian="8pt" style:font-style-asian="normal" style:font-weight-asian="normal"/>
    </style:style>
    <style:style style:name="MT8" style:family="text">
      <style:text-properties fo:color="#000000" loext:opacity="100%" style:font-name-asian="Calibri1" style:font-name-complex="Calibri1"/>
    </style:style>
    <style:style style:name="MT9" style:family="text">
      <style:text-properties fo:font-variant="normal" fo:text-transform="none" fo:color="#ffffff" loext:opacity="100%" style:font-name="Roboto Serif" fo:font-size="8pt" fo:letter-spacing="normal" fo:font-style="normal" fo:font-weight="normal" style:font-size-asian="8pt" style:font-style-asian="normal" style:font-weight-asian="normal"/>
    </style:style>
    <style:style style:name="M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1.27cm" fo:margin-left="2cm" fo:margin-right="2cm" style:writing-mode="lr-tb" style:layout-grid-color="#c0c0c0" style:layout-grid-lines="1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1.799cm" fo:margin-right="2.187cm" style:writing-mode="lr-tb" style:layout-grid-color="#c0c0c0" style:layout-grid-lines="14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.00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11" text:anchor-type="char" svg:x="-0.012cm" svg:y="0.101cm" svg:width="4.426cm" svg:height="1.21cm" draw:z-index="10"><draw:image xlink:href="Pictures/100000010000017900000067BF0CB6535D380EFC.png" xlink:type="simple" xlink:show="embed" xlink:actuate="onLoad" draw:mime-type="image/png"/></draw:frame><text:span text:style-name="MT1">Rúa Armando</text:span><text:span text:style-name="MT2"> <text:tab/></text:span><text:span text:style-name="MT3">I.E.S.</text:span><text:span text:style-name="MT2"> ARMANDO COTARELO VALLEDOR<text:line-break/><text:tab/></text:span><text:span text:style-name="MT4">Rúa Armando Cotarelo Valledor </text:span><text:span text:style-name="MT5">6, 36611 Sobradelo.<text:tab/>Vilagarcía de Arousa.</text:span></text:p>
        <text:p text:style-name="MP1"><text:span text:style-name="MT5"><text:tab/></text:span><text:span text:style-name="MT6">Teléfono: 986512311 - </text:span><text:span text:style-name="MT7">C</text:span><text:span text:style-name="MT6">orreo: ies.cotarelo.vilagarcia@edu.xunta.gal</text:span><text:bookmark text:name="_GoBack86"/></text:p>
      </style:header>
      <style:footer>
        <text:p text:style-name="MP2"><text:span text:style-name="MT8"><text:tab/>- </text:span><text:span text:style-name="MT8"><text:page-number text:select-page="current">3</text:page-number></text:span><text:span text:style-name="MT8"><text:s/>-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3"><draw:frame draw:style-name="Mfr1" draw:name="Imagen1" text:anchor-type="char" svg:x="-0.012cm" svg:y="0.101cm" svg:width="5.412cm" svg:height="1.48cm" draw:z-index="0"><draw:image xlink:href="Pictures/100000010000017900000067BF0CB6535D380EFC.png" xlink:type="simple" xlink:show="embed" xlink:actuate="onLoad" draw:mime-type="image/png"/></draw:frame><text:span text:style-name="MT9">Rúa Armando</text:span><text:span text:style-name="MT6"> <text:tab/></text:span><text:span text:style-name="MT2">INSTITUTO DE EDUCACIÓN SECUNDARIA ARMANDO COTARELO VALLEDOR <text:tab/></text:span><text:span text:style-name="MT4">Rúa Armando Cotarelo Valledor </text:span><text:span text:style-name="MT5">6, 36611 Sobradelo. <text:tab/>Vilagarcía de<text:tab/>Arousa.</text:span></text:p>
        <text:p text:style-name="MP3"><text:span text:style-name="MT5"><text:tab/></text:span><text:span text:style-name="MT6">Teléfono: 986512311 correo: ies.cotarelo.vilagarcia@edu.xunta.gal</text:span><text:bookmark text:name="_GoBack1"/></text:p>
      </style:header>
      <style:footer>
        <text:p text:style-name="MP2"><text:span text:style-name="MT8"><text:tab/>- </text:span><text:span text:style-name="MT8"><text:page-number text:select-page="current">0</text:page-number></text:span><text:span text:style-name="MT8"><text:s/>-</text:span></text:p>
      </style:footer>
    </style:master-page>
    <style:master-page style:name="Converted1" style:page-layout-name="Mpm3" draw:style-name="Mdp1">
      <style:footer>
        <text:p text:style-name="MP4"><text:span text:style-name="MT8">- </text:span><text:span text:style-name="MT8"><text:page-number text:select-page="current">12</text:page-number></text:span><text:span text:style-name="MT8"><text:s/>-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9-22T10:34:00</meta:creation-date>
    <meta:initial-creator>Profe - Pereira Loira, Eva</meta:initial-creator>
    <dc:language>es-ES</dc:language>
    <dc:date>2023-09-14T10:29:49.316000000</dc:date>
    <meta:editing-cycles>10</meta:editing-cycles>
    <meta:editing-duration>PT1H7M25S</meta:editing-duration>
    <meta:generator>LibreOffice/7.4.0.3$Windows_X86_64 LibreOffice_project/f85e47c08ddd19c015c0114a68350214f7066f5a</meta:generator>
    <meta:document-statistic meta:table-count="5" meta:image-count="12" meta:object-count="0" meta:page-count="11" meta:paragraph-count="428" meta:word-count="4668" meta:character-count="32027" meta:non-whitespace-character-count="27787"/>
    <meta:user-defined meta:name="AppVersion">15.0000</meta:user-defined>
    <meta:template xlink:type="simple" xlink:actuate="onRequest" xlink:title="Normal.dotm" xlink:href=""/>
  </office:meta>
</office:document-meta>
</file>